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Mono PS" svg:font-family="'Nimbus Mono PS'" style:font-family-generic="modern" style:font-pitch="fixed"/>
    <style:font-face style:name="Nimbus Roman" svg:font-family="'Nimbus Roman'" style:font-pitch="fixed"/>
    <style:font-face style:name="Nimbus Roman1" svg:font-family="'Nimbus Roman'" style:font-pitch="variable"/>
    <style:font-face style:name="Nimbus Roman2"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Times New Roman" svg:font-family="'Times New Roman'" style:font-family-generic="roman"/>
  </office:font-face-decls>
  <office:automatic-styles>
    <style:style style:name="P1" style:family="paragraph" style:parent-style-name="Standard">
      <style:paragraph-properties fo:line-height="100%"/>
      <style:text-properties officeooo:paragraph-rsid="00173698"/>
    </style:style>
    <style:style style:name="P2" style:family="paragraph" style:parent-style-name="Standard">
      <style:paragraph-properties fo:line-height="100%"/>
      <style:text-properties officeooo:paragraph-rsid="00182586"/>
    </style:style>
    <style:style style:name="P3" style:family="paragraph" style:parent-style-name="Standard">
      <style:paragraph-properties fo:line-height="100%"/>
      <style:text-properties officeooo:paragraph-rsid="001fce18"/>
    </style:style>
    <style:style style:name="P4" style:family="paragraph" style:parent-style-name="Standard">
      <style:paragraph-properties fo:line-height="100%"/>
      <style:text-properties officeooo:paragraph-rsid="00236c32"/>
    </style:style>
    <style:style style:name="P5" style:family="paragraph" style:parent-style-name="Standard">
      <style:paragraph-properties fo:line-height="100%"/>
      <style:text-properties officeooo:paragraph-rsid="0037c96a"/>
    </style:style>
    <style:style style:name="P6" style:family="paragraph" style:parent-style-name="Standard">
      <style:paragraph-properties fo:line-height="100%"/>
      <style:text-properties officeooo:paragraph-rsid="0010e61b"/>
    </style:style>
    <style:style style:name="P7" style:family="paragraph" style:parent-style-name="Standard">
      <style:paragraph-properties fo:line-height="100%"/>
      <style:text-properties fo:font-size="10pt" officeooo:paragraph-rsid="000e1168" style:font-size-asian="10pt" style:font-size-complex="10pt"/>
    </style:style>
    <style:style style:name="P8" style:family="paragraph" style:parent-style-name="Standard">
      <style:paragraph-properties fo:line-height="100%"/>
      <style:text-properties fo:font-size="10pt" officeooo:rsid="000e1168" officeooo:paragraph-rsid="000e1168" style:font-size-asian="10pt" style:font-size-complex="10pt"/>
    </style:style>
    <style:style style:name="P9" style:family="paragraph" style:parent-style-name="Standard">
      <style:paragraph-properties fo:line-height="100%"/>
      <style:text-properties fo:font-size="14pt" fo:font-weight="bold" officeooo:rsid="0037c96a" officeooo:paragraph-rsid="0037c96a" style:font-size-asian="14pt" style:font-weight-asian="bold" style:font-size-complex="14pt" style:font-weight-complex="bold"/>
    </style:style>
    <style:style style:name="P10" style:family="paragraph" style:parent-style-name="Standard">
      <style:paragraph-properties fo:line-height="100%"/>
      <style:text-properties fo:font-size="11pt" officeooo:paragraph-rsid="000e1168" style:font-size-asian="11pt" style:font-size-complex="11pt"/>
    </style:style>
    <style:style style:name="P11" style:family="paragraph" style:parent-style-name="Standard">
      <style:paragraph-properties fo:line-height="100%"/>
      <style:text-properties fo:font-size="11pt" officeooo:paragraph-rsid="00182586" style:font-size-asian="11pt" style:font-size-complex="11pt"/>
    </style:style>
    <style:style style:name="P12" style:family="paragraph" style:parent-style-name="Standard">
      <style:paragraph-properties fo:line-height="100%"/>
      <style:text-properties fo:font-size="11pt" officeooo:paragraph-rsid="001fce18" style:font-size-asian="11pt" style:font-size-complex="11pt"/>
    </style:style>
    <style:style style:name="P13" style:family="paragraph" style:parent-style-name="Standard">
      <style:paragraph-properties fo:line-height="100%"/>
      <style:text-properties fo:font-size="11pt" officeooo:paragraph-rsid="0028ffef" style:font-size-asian="11pt" style:font-size-complex="11pt"/>
    </style:style>
    <style:style style:name="P14" style:family="paragraph" style:parent-style-name="Standard">
      <style:paragraph-properties fo:line-height="100%"/>
      <style:text-properties fo:font-size="11pt" officeooo:paragraph-rsid="0037c96a" style:font-size-asian="11pt" style:font-size-complex="11pt"/>
    </style:style>
    <style:style style:name="P15" style:family="paragraph" style:parent-style-name="Text_20_body">
      <style:paragraph-properties fo:line-height="100%"/>
      <style:text-properties fo:font-size="11pt" style:font-size-asian="11pt" style:font-size-complex="11pt"/>
    </style:style>
    <style:style style:name="P16" style:family="paragraph" style:parent-style-name="Standard">
      <style:paragraph-properties fo:line-height="100%"/>
      <style:text-properties fo:font-size="11pt" officeooo:rsid="0013ca24" officeooo:paragraph-rsid="0013310c" style:font-size-asian="11pt" style:font-size-complex="11pt"/>
    </style:style>
    <style:style style:name="P17" style:family="paragraph" style:parent-style-name="Text_20_body">
      <style:paragraph-properties fo:line-height="100%"/>
      <style:text-properties fo:font-size="11pt" officeooo:rsid="0013ca24" officeooo:paragraph-rsid="0013310c" style:font-size-asian="11pt" style:font-size-complex="11pt"/>
    </style:style>
    <style:style style:name="P18" style:family="paragraph" style:parent-style-name="Standard">
      <style:paragraph-properties fo:line-height="100%"/>
      <style:text-properties fo:font-size="11pt" officeooo:rsid="0017d444" officeooo:paragraph-rsid="0017d444" style:font-size-asian="11pt" style:font-size-complex="11pt"/>
    </style:style>
    <style:style style:name="P19" style:family="paragraph" style:parent-style-name="Standard">
      <style:paragraph-properties fo:line-height="100%"/>
      <style:text-properties fo:font-size="11pt" officeooo:rsid="0019f428" officeooo:paragraph-rsid="001ae293" style:font-size-asian="11pt" style:font-size-complex="11pt"/>
    </style:style>
    <style:style style:name="P20" style:family="paragraph" style:parent-style-name="Standard">
      <style:paragraph-properties fo:line-height="100%"/>
      <style:text-properties fo:font-size="11pt" officeooo:rsid="0024ba00" officeooo:paragraph-rsid="0024cf65" style:font-size-asian="11pt" style:font-size-complex="11pt"/>
    </style:style>
    <style:style style:name="P21" style:family="paragraph" style:parent-style-name="Standard">
      <style:paragraph-properties fo:line-height="100%"/>
      <style:text-properties fo:font-size="11pt" officeooo:rsid="0024ba00" officeooo:paragraph-rsid="0037c96a" style:font-size-asian="11pt" style:font-size-complex="11pt"/>
    </style:style>
    <style:style style:name="P22" style:family="paragraph" style:parent-style-name="Standard">
      <style:paragraph-properties fo:line-height="100%"/>
      <style:text-properties fo:font-size="11pt" officeooo:rsid="0024cf65" officeooo:paragraph-rsid="0024cf65" style:font-size-asian="11pt" style:font-size-complex="11pt"/>
    </style:style>
    <style:style style:name="P23" style:family="paragraph" style:parent-style-name="Standard">
      <style:paragraph-properties fo:line-height="100%"/>
      <style:text-properties fo:font-size="11pt" officeooo:rsid="00276463" officeooo:paragraph-rsid="00276463" style:font-size-asian="11pt" style:font-size-complex="11pt"/>
    </style:style>
    <style:style style:name="P24" style:family="paragraph" style:parent-style-name="Standard">
      <style:paragraph-properties fo:line-height="100%"/>
      <style:text-properties fo:font-size="11pt" officeooo:rsid="00276463" officeooo:paragraph-rsid="002d41c4" style:font-size-asian="11pt" style:font-size-complex="11pt"/>
    </style:style>
    <style:style style:name="P25" style:family="paragraph" style:parent-style-name="Standard">
      <style:paragraph-properties fo:line-height="100%"/>
      <style:text-properties fo:font-size="11pt" officeooo:rsid="00276463" officeooo:paragraph-rsid="0037c96a" style:font-size-asian="11pt" style:font-size-complex="11pt"/>
    </style:style>
    <style:style style:name="P26" style:family="paragraph" style:parent-style-name="Standard">
      <style:paragraph-properties fo:line-height="100%"/>
      <style:text-properties fo:font-size="11pt" officeooo:rsid="002813b4" officeooo:paragraph-rsid="0037c96a" style:font-size-asian="11pt" style:font-size-complex="11pt"/>
    </style:style>
    <style:style style:name="P27" style:family="paragraph" style:parent-style-name="Standard">
      <style:paragraph-properties fo:line-height="100%"/>
      <style:text-properties fo:font-size="11pt" officeooo:rsid="002d41c4" officeooo:paragraph-rsid="003052ad" style:font-size-asian="11pt" style:font-size-complex="11pt"/>
    </style:style>
    <style:style style:name="P28" style:family="paragraph" style:parent-style-name="Standard">
      <style:paragraph-properties fo:line-height="100%"/>
      <style:text-properties fo:font-size="11pt" fo:font-weight="normal" officeooo:rsid="0013e8b5" officeooo:paragraph-rsid="003052ad" style:font-size-asian="11pt" style:font-weight-asian="normal" style:font-size-complex="11pt" style:font-weight-complex="normal"/>
    </style:style>
    <style:style style:name="P29" style:family="paragraph" style:parent-style-name="Standard">
      <style:paragraph-properties fo:line-height="100%"/>
      <style:text-properties fo:font-size="12pt" fo:font-weight="bold" officeooo:rsid="0013e8b5" officeooo:paragraph-rsid="0013e8b5" style:font-size-asian="12pt" style:font-weight-asian="bold" style:font-size-complex="12pt" style:font-weight-complex="bold"/>
    </style:style>
    <style:style style:name="P30" style:family="paragraph" style:parent-style-name="Standard">
      <style:paragraph-properties fo:line-height="100%"/>
      <style:text-properties style:font-name="Times New Roman" fo:font-size="10.5pt" officeooo:rsid="000e1168" officeooo:paragraph-rsid="001c298b" style:font-size-asian="10.5pt" style:font-size-complex="10.5pt"/>
    </style:style>
    <style:style style:name="P31" style:family="paragraph" style:parent-style-name="Standard">
      <style:paragraph-properties fo:line-height="100%"/>
      <style:text-properties style:font-name="Times New Roman" fo:font-size="12pt" fo:font-weight="bold" officeooo:rsid="001c298b" officeooo:paragraph-rsid="001c298b" style:font-size-asian="12pt" style:font-weight-asian="bold" style:font-size-complex="12pt" style:font-weight-complex="bold"/>
    </style:style>
    <style:style style:name="P32" style:family="paragraph" style:parent-style-name="Standard">
      <style:paragraph-properties fo:line-height="100%"/>
      <style:text-properties style:font-name="Times New Roman" fo:font-size="11pt" officeooo:rsid="000e1168" officeooo:paragraph-rsid="000e1168" style:font-size-asian="11pt" style:font-size-complex="11pt"/>
    </style:style>
    <style:style style:name="P33" style:family="paragraph" style:parent-style-name="Standard">
      <style:paragraph-properties fo:line-height="100%"/>
      <style:text-properties style:font-name="Times New Roman" fo:font-size="11pt" officeooo:rsid="001c298b" officeooo:paragraph-rsid="001c298b" style:font-size-asian="11pt" style:font-size-complex="11pt"/>
    </style:style>
    <style:style style:name="P34" style:family="paragraph" style:parent-style-name="Standard">
      <style:paragraph-properties fo:line-height="100%"/>
      <style:text-properties style:font-name="Times New Roman" fo:font-size="11pt" officeooo:rsid="001d52e8" officeooo:paragraph-rsid="001d52e8" style:font-size-asian="11pt" style:font-size-complex="11pt"/>
    </style:style>
    <style:style style:name="P35" style:family="paragraph" style:parent-style-name="Standard">
      <style:paragraph-properties fo:line-height="100%"/>
      <style:text-properties style:font-name="Times New Roman" fo:font-size="11pt" officeooo:rsid="002d592a" officeooo:paragraph-rsid="002d592a" style:font-size-asian="11pt" style:font-size-complex="11pt"/>
    </style:style>
    <style:style style:name="P36" style:family="paragraph" style:parent-style-name="Standard">
      <style:paragraph-properties fo:line-height="100%"/>
      <style:text-properties style:font-name="Times New Roman" fo:font-size="14pt" fo:font-weight="bold" officeooo:rsid="000e1168" officeooo:paragraph-rsid="001c298b" style:font-size-asian="14pt" style:font-weight-asian="bold" style:font-size-complex="14pt" style:font-weight-complex="bold"/>
    </style:style>
    <style:style style:name="P37" style:family="paragraph" style:parent-style-name="Standard">
      <style:paragraph-properties fo:line-height="100%"/>
      <style:text-properties style:font-name="Times New Roman" fo:font-size="13pt" fo:font-weight="bold" officeooo:rsid="001c298b" officeooo:paragraph-rsid="001c298b" style:font-size-asian="13pt" style:font-weight-asian="bold" style:font-size-complex="13pt" style:font-weight-complex="bold"/>
    </style:style>
    <style:style style:name="P38" style:family="paragraph" style:parent-style-name="Standard">
      <style:paragraph-properties fo:line-height="100%"/>
      <style:text-properties style:font-name="Nimbus Roman1" fo:font-size="13pt" fo:font-style="normal" style:text-underline-style="none" fo:font-weight="bold" officeooo:rsid="0013310c" officeooo:paragraph-rsid="0013310c" style:font-size-asian="13pt" style:font-style-asian="normal" style:font-weight-asian="bold" style:font-size-complex="13pt" style:font-style-complex="normal" style:font-weight-complex="bold"/>
    </style:style>
    <style:style style:name="P39" style:family="paragraph" style:parent-style-name="Standard">
      <style:paragraph-properties fo:line-height="100%"/>
      <style:text-properties style:font-name="Nimbus Roman1" fo:font-size="13pt" fo:font-style="normal" style:text-underline-style="none" fo:font-weight="bold" officeooo:rsid="00119f02" officeooo:paragraph-rsid="0010e61b" style:font-size-asian="13pt" style:font-style-asian="normal" style:font-weight-asian="bold" style:font-size-complex="13pt" style:font-style-complex="normal" style:font-weight-complex="bold"/>
    </style:style>
    <style:style style:name="P40" style:family="paragraph" style:parent-style-name="Standard">
      <style:paragraph-properties fo:line-height="100%"/>
      <style:text-properties style:font-name="Nimbus Roman1" fo:font-size="13pt" fo:font-style="normal" fo:font-weight="bold" officeooo:rsid="001fce18" officeooo:paragraph-rsid="001fce18" style:font-size-asian="13pt" style:font-style-asian="normal" style:font-weight-asian="bold" style:font-size-complex="13pt" style:font-style-complex="normal" style:font-weight-complex="bold"/>
    </style:style>
    <style:style style:name="P41" style:family="paragraph" style:parent-style-name="Standard">
      <style:paragraph-properties fo:line-height="100%"/>
      <style:text-properties style:font-name="Nimbus Roman1" fo:font-size="13pt" fo:font-style="normal" fo:font-weight="bold" officeooo:rsid="00236c32" officeooo:paragraph-rsid="00236c32" style:font-size-asian="13pt" style:font-style-asian="normal" style:font-weight-asian="bold" style:font-size-complex="13pt" style:font-style-complex="normal" style:font-weight-complex="bold"/>
    </style:style>
    <style:style style:name="P42" style:family="paragraph" style:parent-style-name="Standard">
      <style:paragraph-properties fo:line-height="100%"/>
      <style:text-properties style:font-name="Nimbus Roman1" fo:font-size="13pt" fo:font-style="normal" fo:font-weight="bold" officeooo:rsid="0024ba00" officeooo:paragraph-rsid="0024ba00" style:font-size-asian="13pt" style:font-style-asian="normal" style:font-weight-asian="bold" style:font-size-complex="13pt" style:font-style-complex="normal" style:font-weight-complex="bold"/>
    </style:style>
    <style:style style:name="P43" style:family="paragraph" style:parent-style-name="Standard">
      <style:paragraph-properties fo:line-height="100%"/>
      <style:text-properties style:font-name="Nimbus Roman1" fo:font-size="13pt" fo:font-style="normal" fo:font-weight="bold" officeooo:rsid="0026b862" officeooo:paragraph-rsid="0026b862" style:font-size-asian="13pt" style:font-style-asian="normal" style:font-weight-asian="bold" style:font-size-complex="13pt" style:font-style-complex="normal" style:font-weight-complex="bold"/>
    </style:style>
    <style:style style:name="P44" style:family="paragraph" style:parent-style-name="Standard">
      <style:paragraph-properties fo:line-height="100%"/>
      <style:text-properties style:font-name="Nimbus Roman1" fo:font-size="13pt" fo:font-weight="bold" officeooo:rsid="000e1168" officeooo:paragraph-rsid="000e1168" style:font-size-asian="13pt" style:font-weight-asian="bold" style:font-size-complex="13pt" style:font-weight-complex="bold"/>
    </style:style>
    <style:style style:name="P45" style:family="paragraph" style:parent-style-name="Standard">
      <style:paragraph-properties fo:line-height="100%"/>
      <style:text-properties style:font-name="Nimbus Roman1" fo:font-size="13pt" fo:font-weight="bold" officeooo:rsid="0013e8b5" officeooo:paragraph-rsid="0013e8b5" style:font-size-asian="13pt" style:font-weight-asian="bold" style:font-size-complex="13pt" style:font-weight-complex="bold"/>
    </style:style>
    <style:style style:name="P46" style:family="paragraph" style:parent-style-name="Standard">
      <style:paragraph-properties fo:line-height="100%"/>
      <style:text-properties style:font-name="Nimbus Roman1" fo:font-size="12pt" fo:font-style="normal" style:text-underline-style="none" fo:font-weight="bold" officeooo:rsid="0010e61b" officeooo:paragraph-rsid="0010e61b" style:font-size-asian="12pt" style:font-style-asian="normal" style:font-weight-asian="bold" style:font-size-complex="12pt" style:font-style-complex="normal" style:font-weight-complex="bold"/>
    </style:style>
    <style:style style:name="P47" style:family="paragraph" style:parent-style-name="Standard">
      <style:paragraph-properties fo:line-height="100%"/>
      <style:text-properties style:font-name="Nimbus Roman1" fo:font-size="12pt" fo:font-style="normal" style:text-underline-style="none" fo:font-weight="bold" officeooo:rsid="0013310c" officeooo:paragraph-rsid="0013310c" style:font-size-asian="12pt" style:font-style-asian="normal" style:font-weight-asian="bold" style:font-size-complex="12pt" style:font-style-complex="normal" style:font-weight-complex="bold"/>
    </style:style>
    <style:style style:name="P48" style:family="paragraph" style:parent-style-name="Standard">
      <style:paragraph-properties fo:line-height="100%"/>
      <style:text-properties style:font-name="Nimbus Roman1" fo:font-size="12pt" fo:font-weight="bold" officeooo:rsid="00159f88" officeooo:paragraph-rsid="00159f88" style:font-size-asian="12pt" style:font-weight-asian="bold" style:font-size-complex="12pt" style:font-weight-complex="bold"/>
    </style:style>
    <style:style style:name="P49" style:family="paragraph" style:parent-style-name="Standard">
      <style:paragraph-properties fo:line-height="100%"/>
      <style:text-properties style:font-name="Nimbus Roman1" fo:font-size="12pt" fo:font-weight="bold" officeooo:rsid="00173698" officeooo:paragraph-rsid="00173698" style:font-size-asian="12pt" style:font-weight-asian="bold" style:font-size-complex="12pt" style:font-weight-complex="bold"/>
    </style:style>
    <style:style style:name="P50" style:family="paragraph" style:parent-style-name="Standard">
      <style:paragraph-properties fo:line-height="100%"/>
      <style:text-properties style:font-name="Nimbus Roman1" fo:font-size="12pt" fo:font-weight="bold" officeooo:rsid="0019f428" officeooo:paragraph-rsid="0019f428" style:font-size-asian="12pt" style:font-weight-asian="bold" style:font-size-complex="12pt" style:font-weight-complex="bold"/>
    </style:style>
    <style:style style:name="P51" style:family="paragraph" style:parent-style-name="Standard">
      <style:paragraph-properties fo:line-height="100%"/>
      <style:text-properties style:font-name="Nimbus Roman1" fo:font-size="10.5pt" officeooo:rsid="0010e61b" officeooo:paragraph-rsid="0010e61b" style:font-size-asian="10.5pt" style:font-size-complex="10.5pt"/>
    </style:style>
    <style:style style:name="P52" style:family="paragraph" style:parent-style-name="Standard">
      <style:paragraph-properties fo:line-height="100%"/>
      <style:text-properties style:font-name="Nimbus Roman1" fo:font-size="10.5pt" officeooo:rsid="001ae293" officeooo:paragraph-rsid="0037c96a" style:font-size-asian="10.5pt" style:font-size-complex="10.5pt"/>
    </style:style>
    <style:style style:name="P53" style:family="paragraph" style:parent-style-name="Standard">
      <style:paragraph-properties fo:line-height="100%"/>
      <style:text-properties style:font-name="Nimbus Roman1" fo:font-size="10.5pt" fo:font-style="normal" style:text-underline-style="none" officeooo:rsid="0010e61b" officeooo:paragraph-rsid="0010e61b" style:font-size-asian="10.5pt" style:font-style-asian="normal" style:font-size-complex="10.5pt" style:font-style-complex="normal"/>
    </style:style>
    <style:style style:name="P54" style:family="paragraph" style:parent-style-name="Standard">
      <style:paragraph-properties fo:line-height="100%"/>
      <style:text-properties style:font-name="Nimbus Roman1" fo:font-size="10.5pt" fo:font-style="normal" style:text-underline-style="none" fo:font-weight="normal" officeooo:rsid="00119f02" officeooo:paragraph-rsid="00119f02" style:font-size-asian="9.14999961853027pt" style:font-style-asian="normal" style:font-weight-asian="normal" style:font-size-complex="10.5pt" style:font-style-complex="normal" style:font-weight-complex="normal"/>
    </style:style>
    <style:style style:name="P55" style:family="paragraph" style:parent-style-name="Standard">
      <style:paragraph-properties fo:line-height="100%"/>
      <style:text-properties style:font-name="Nimbus Roman1" fo:font-size="11pt" officeooo:rsid="0010e61b" officeooo:paragraph-rsid="0010e61b" style:font-size-asian="11pt" style:font-size-complex="11pt"/>
    </style:style>
    <style:style style:name="P56" style:family="paragraph" style:parent-style-name="Standard">
      <style:paragraph-properties fo:line-height="100%"/>
      <style:text-properties style:font-name="Nimbus Roman1" fo:font-size="11pt" officeooo:rsid="001ae293" officeooo:paragraph-rsid="0037c96a" style:font-size-asian="11pt" style:font-size-complex="11pt"/>
    </style:style>
    <style:style style:name="P57" style:family="paragraph" style:parent-style-name="Standard">
      <style:paragraph-properties fo:line-height="100%"/>
      <style:text-properties style:font-name="Nimbus Roman1" fo:font-size="11pt" fo:font-style="normal" officeooo:rsid="0010e61b" officeooo:paragraph-rsid="0010e61b" style:font-size-asian="11pt" style:font-style-asian="normal" style:font-size-complex="11pt" style:font-style-complex="normal"/>
    </style:style>
    <style:style style:name="P58" style:family="paragraph" style:parent-style-name="Standard">
      <style:paragraph-properties fo:line-height="100%"/>
      <style:text-properties style:font-name="Nimbus Roman1" fo:font-size="11pt" fo:font-style="normal" style:text-underline-style="solid" style:text-underline-width="auto" style:text-underline-color="font-color" officeooo:rsid="0010e61b" officeooo:paragraph-rsid="0010e61b" style:font-size-asian="11pt" style:font-style-asian="normal" style:font-size-complex="11pt" style:font-style-complex="normal"/>
    </style:style>
    <style:style style:name="P59" style:family="paragraph" style:parent-style-name="Standard">
      <style:paragraph-properties fo:line-height="100%"/>
      <style:text-properties style:font-name="Nimbus Roman1" fo:font-size="11pt" fo:font-style="normal" style:text-underline-style="none" officeooo:rsid="0010e61b" officeooo:paragraph-rsid="0010e61b" style:font-size-asian="11pt" style:font-style-asian="normal" style:font-size-complex="11pt" style:font-style-complex="normal"/>
    </style:style>
    <style:style style:name="P60" style:family="paragraph" style:parent-style-name="Standard">
      <style:paragraph-properties fo:line-height="100%"/>
      <style:text-properties style:font-name="Nimbus Roman1" fo:font-size="11pt" fo:font-style="normal" style:text-underline-style="none" officeooo:rsid="00119f02" officeooo:paragraph-rsid="00119f02" style:font-size-asian="11pt" style:font-style-asian="normal" style:font-size-complex="11pt" style:font-style-complex="normal"/>
    </style:style>
    <style:style style:name="P61" style:family="paragraph" style:parent-style-name="Standard">
      <style:paragraph-properties fo:line-height="100%"/>
      <style:text-properties style:font-name="Nimbus Roman1" fo:font-size="11pt" fo:font-style="normal" style:text-underline-style="none" fo:font-weight="normal" officeooo:rsid="00119f02" officeooo:paragraph-rsid="00119f02" style:font-size-asian="11pt" style:font-style-asian="normal" style:font-weight-asian="normal" style:font-size-complex="11pt" style:font-style-complex="normal" style:font-weight-complex="normal"/>
    </style:style>
    <style:style style:name="P62" style:family="paragraph" style:parent-style-name="Standard">
      <style:paragraph-properties fo:line-height="100%"/>
      <style:text-properties style:font-name="Nimbus Roman1" fo:font-size="14pt" fo:font-weight="bold" officeooo:rsid="000e1168" officeooo:paragraph-rsid="000e1168" style:font-size-asian="14pt" style:font-weight-asian="bold" style:font-size-complex="14pt" style:font-weight-complex="bold"/>
    </style:style>
    <style:style style:name="P63" style:family="paragraph" style:parent-style-name="Standard">
      <style:paragraph-properties fo:line-height="100%"/>
      <style:text-properties style:font-name="Nimbus Roman1" fo:font-size="14pt" fo:font-style="normal" style:text-underline-style="none" fo:font-weight="bold" officeooo:rsid="0013310c" officeooo:paragraph-rsid="0013310c" style:font-size-asian="14pt" style:font-style-asian="normal" style:font-weight-asian="bold" style:font-size-complex="14pt" style:font-style-complex="normal" style:font-weight-complex="bold"/>
    </style:style>
    <style:style style:name="P64" style:family="paragraph" style:parent-style-name="Standard">
      <style:paragraph-properties fo:line-height="100%"/>
      <style:text-properties fo:font-size="10.5pt" fo:font-weight="normal" officeooo:rsid="0013e8b5" officeooo:paragraph-rsid="0013e8b5" style:font-size-asian="9.14999961853027pt" style:font-weight-asian="normal" style:font-size-complex="10.5pt" style:font-weight-complex="normal"/>
    </style:style>
    <style:style style:name="P65" style:family="paragraph" style:parent-style-name="Standard">
      <style:paragraph-properties fo:line-height="100%"/>
      <style:text-properties fo:font-size="10.5pt" fo:font-weight="normal" officeooo:rsid="00173698" officeooo:paragraph-rsid="00173698" style:font-size-asian="9.14999961853027pt" style:font-weight-asian="normal" style:font-size-complex="10.5pt" style:font-weight-complex="normal"/>
    </style:style>
    <style:style style:name="P66" style:family="paragraph" style:parent-style-name="Standard">
      <style:paragraph-properties fo:line-height="100%"/>
      <style:text-properties style:font-name="FreeMono" fo:font-size="10.5pt" officeooo:paragraph-rsid="000e1168" style:font-size-asian="10.5pt" style:font-size-complex="10.5pt"/>
    </style:style>
    <style:style style:name="P67" style:family="paragraph" style:parent-style-name="Standard">
      <style:paragraph-properties fo:line-height="100%"/>
      <style:text-properties style:font-name="FreeMono" fo:font-size="11pt" officeooo:paragraph-rsid="000e1168" style:font-size-asian="11pt" style:font-size-complex="11pt"/>
    </style:style>
    <style:style style:name="P68" style:family="paragraph" style:parent-style-name="Standard">
      <style:paragraph-properties fo:line-height="100%"/>
      <style:text-properties officeooo:rsid="0013ca24" officeooo:paragraph-rsid="0013ca24"/>
    </style:style>
    <style:style style:name="P69" style:family="paragraph" style:parent-style-name="Standard">
      <style:paragraph-properties fo:line-height="100%"/>
      <style:text-properties officeooo:rsid="0019f428" officeooo:paragraph-rsid="0019f428"/>
    </style:style>
    <style:style style:name="P70" style:family="paragraph" style:parent-style-name="Standard">
      <style:paragraph-properties fo:line-height="100%"/>
      <style:text-properties officeooo:rsid="0019f428" officeooo:paragraph-rsid="001ae293"/>
    </style:style>
    <style:style style:name="P71" style:family="paragraph" style:parent-style-name="Standard">
      <style:paragraph-properties fo:line-height="100%"/>
      <style:text-properties officeooo:rsid="001fce18" officeooo:paragraph-rsid="001fce18"/>
    </style:style>
    <style:style style:name="P72" style:family="paragraph" style:parent-style-name="Standard">
      <style:paragraph-properties fo:line-height="100%"/>
      <style:text-properties officeooo:rsid="00236c32" officeooo:paragraph-rsid="00236c32"/>
    </style:style>
    <style:style style:name="P73" style:family="paragraph" style:parent-style-name="Standard">
      <style:paragraph-properties fo:line-height="100%"/>
      <style:text-properties officeooo:rsid="0024ba00" officeooo:paragraph-rsid="0024ba00"/>
    </style:style>
    <style:style style:name="P74" style:family="paragraph" style:parent-style-name="Standard">
      <style:paragraph-properties fo:line-height="100%"/>
      <style:text-properties officeooo:rsid="0024cf65" officeooo:paragraph-rsid="0024cf65"/>
    </style:style>
    <style:style style:name="P75" style:family="paragraph" style:parent-style-name="Standard">
      <style:paragraph-properties fo:line-height="100%"/>
      <style:text-properties officeooo:rsid="0026b862" officeooo:paragraph-rsid="0026b862"/>
    </style:style>
    <style:style style:name="P76" style:family="paragraph" style:parent-style-name="Standard">
      <style:paragraph-properties fo:line-height="100%"/>
      <style:text-properties style:font-name="FreeMono" fo:font-size="13pt" officeooo:rsid="000e1168" officeooo:paragraph-rsid="000e1168" style:font-size-asian="13pt" style:font-size-complex="13pt"/>
    </style:style>
    <style:style style:name="P77" style:family="paragraph" style:parent-style-name="Standard">
      <style:paragraph-properties fo:line-height="100%"/>
      <style:text-properties style:font-name="FreeMono" fo:font-size="11pt" officeooo:rsid="0010e61b" officeooo:paragraph-rsid="0010e61b" style:font-size-asian="11pt" style:font-size-complex="11pt"/>
    </style:style>
    <style:style style:name="P78" style:family="paragraph" style:parent-style-name="Standard">
      <style:paragraph-properties fo:line-height="100%"/>
      <style:text-properties officeooo:paragraph-rsid="0039d273"/>
    </style:style>
    <style:style style:name="P79" style:family="paragraph" style:parent-style-name="Standard">
      <style:paragraph-properties fo:line-height="100%"/>
      <style:text-properties officeooo:paragraph-rsid="003bdf72"/>
    </style:style>
    <style:style style:name="T1" style:family="text">
      <style:text-properties officeooo:rsid="000e1168"/>
    </style:style>
    <style:style style:name="T2" style:family="text">
      <style:text-properties officeooo:rsid="000f8bd0"/>
    </style:style>
    <style:style style:name="T3" style:family="text">
      <style:text-properties style:font-name="FreeMono"/>
    </style:style>
    <style:style style:name="T4" style:family="text">
      <style:text-properties style:font-name="FreeMono" fo:font-style="italic" style:font-style-asian="italic" style:font-style-complex="italic"/>
    </style:style>
    <style:style style:name="T5" style:family="text">
      <style:text-properties style:font-name="FreeMono" fo:font-size="13pt" officeooo:rsid="0039d273" style:font-size-asian="13pt" style:font-size-complex="13pt"/>
    </style:style>
    <style:style style:name="T6" style:family="text">
      <style:text-properties style:font-name="FreeMono" fo:font-size="13pt" officeooo:rsid="000e1168" style:font-size-asian="13pt" style:font-size-complex="13pt"/>
    </style:style>
    <style:style style:name="T7" style:family="text">
      <style:text-properties style:font-name="FreeMono" fo:font-size="11pt" style:font-size-asian="11pt" style:font-size-complex="11pt"/>
    </style:style>
    <style:style style:name="T8" style:family="text">
      <style:text-properties style:font-name="FreeMono" fo:font-size="11pt" officeooo:rsid="0017d444" style:font-size-asian="11pt" style:font-size-complex="11pt"/>
    </style:style>
    <style:style style:name="T9" style:family="text">
      <style:text-properties style:font-name="FreeMono" fo:font-size="11pt" officeooo:rsid="0010e61b" style:font-size-asian="11pt" style:font-size-complex="11pt"/>
    </style:style>
    <style:style style:name="T10" style:family="text">
      <style:text-properties style:font-name="FreeMono" fo:font-size="11pt" fo:font-style="italic" officeooo:rsid="0010e61b" style:font-size-asian="11pt" style:font-style-asian="italic" style:font-size-complex="11pt" style:font-style-complex="italic"/>
    </style:style>
    <style:style style:name="T11" style:family="text">
      <style:text-properties style:font-name="FreeMono" fo:font-size="11pt" fo:font-weight="normal" officeooo:rsid="00173698" style:font-size-asian="11pt" style:font-weight-asian="normal" style:font-size-complex="11pt" style:font-weight-complex="normal"/>
    </style:style>
    <style:style style:name="T12" style:family="text">
      <style:text-properties style:font-name="FreeMono" fo:font-size="11pt" fo:font-style="normal" fo:font-weight="normal" officeooo:rsid="001f2981" style:font-size-asian="11pt" style:font-style-asian="normal" style:font-weight-asian="normal" style:font-size-complex="11pt" style:font-style-complex="normal" style:font-weight-complex="normal"/>
    </style:style>
    <style:style style:name="T13" style:family="text">
      <style:text-properties style:font-name="FreeMono" fo:font-size="11pt" fo:font-style="normal" fo:font-weight="normal" officeooo:rsid="00341907" style:font-size-asian="11pt" style:font-style-asian="normal" style:font-weight-asian="normal" style:font-size-complex="11pt" style:font-style-complex="normal" style:font-weight-complex="normal"/>
    </style:style>
    <style:style style:name="T14" style:family="text">
      <style:text-properties style:font-name="FreeMono" fo:font-style="normal" style:font-style-asian="normal" style:font-style-complex="normal"/>
    </style:style>
    <style:style style:name="T15" style:family="text">
      <style:text-properties style:font-name="FreeMono" fo:font-style="normal" fo:font-weight="normal" style:font-style-asian="normal" style:font-weight-asian="normal" style:font-style-complex="normal" style:font-weight-complex="normal"/>
    </style:style>
    <style:style style:name="T16" style:family="text">
      <style:text-properties style:font-name="FreeMono" fo:font-style="normal" fo:font-weight="normal" officeooo:rsid="001de348" style:font-style-asian="normal" style:font-weight-asian="normal" style:font-style-complex="normal" style:font-weight-complex="normal"/>
    </style:style>
    <style:style style:name="T17" style:family="text">
      <style:text-properties style:font-name="FreeMono" fo:font-style="normal" fo:font-weight="normal" officeooo:rsid="001fce18" style:font-style-asian="normal" style:font-weight-asian="normal" style:font-style-complex="normal" style:font-weight-complex="normal"/>
    </style:style>
    <style:style style:name="T18" style:family="text">
      <style:text-properties style:font-name="FreeMono" fo:font-style="normal" fo:font-weight="normal" officeooo:rsid="0021d1fd" style:font-style-asian="normal" style:font-weight-asian="normal" style:font-style-complex="normal" style:font-weight-complex="normal"/>
    </style:style>
    <style:style style:name="T19" style:family="text">
      <style:text-properties style:font-name="FreeMono" fo:font-style="normal" fo:font-weight="normal" officeooo:rsid="00236c32" style:font-style-asian="normal" style:font-weight-asian="normal" style:font-style-complex="normal" style:font-weight-complex="normal"/>
    </style:style>
    <style:style style:name="T20" style:family="text">
      <style:text-properties style:font-name="FreeMono" fo:font-style="normal" fo:font-weight="normal" officeooo:rsid="00239475" style:font-style-asian="normal" style:font-weight-asian="normal" style:font-style-complex="normal" style:font-weight-complex="normal"/>
    </style:style>
    <style:style style:name="T21" style:family="text">
      <style:text-properties style:font-name="FreeMono" fo:font-style="normal" fo:font-weight="normal" officeooo:rsid="0026df4e" style:font-style-asian="normal" style:font-weight-asian="normal" style:font-style-complex="normal" style:font-weight-complex="normal"/>
    </style:style>
    <style:style style:name="T22" style:family="text">
      <style:text-properties style:font-name="FreeMono" fo:font-style="normal" fo:font-weight="normal" officeooo:rsid="0024ba00" style:font-style-asian="normal" style:font-weight-asian="normal" style:font-style-complex="normal" style:font-weight-complex="normal"/>
    </style:style>
    <style:style style:name="T23" style:family="text">
      <style:text-properties style:font-name="FreeMono" fo:font-style="normal" fo:font-weight="normal" officeooo:rsid="0024cf65" style:font-style-asian="normal" style:font-weight-asian="normal" style:font-style-complex="normal" style:font-weight-complex="normal"/>
    </style:style>
    <style:style style:name="T24" style:family="text">
      <style:text-properties style:font-name="FreeMono" fo:font-style="normal" fo:font-weight="normal" officeooo:rsid="0026b862" style:font-style-asian="normal" style:font-weight-asian="normal" style:font-style-complex="normal" style:font-weight-complex="normal"/>
    </style:style>
    <style:style style:name="T25" style:family="text">
      <style:text-properties style:font-name="FreeMono" fo:font-style="normal" fo:font-weight="normal" officeooo:rsid="00354b07" style:font-style-asian="normal" style:font-weight-asian="normal" style:font-style-complex="normal" style:font-weight-complex="normal"/>
    </style:style>
    <style:style style:name="T26" style:family="text">
      <style:text-properties style:font-name="FreeMono" officeooo:rsid="00182586"/>
    </style:style>
    <style:style style:name="T27" style:family="text">
      <style:text-properties style:font-name="FreeMono" officeooo:rsid="0027b7ca"/>
    </style:style>
    <style:style style:name="T28" style:family="text">
      <style:text-properties style:font-name="FreeMono" fo:font-weight="normal" officeooo:rsid="001de348" style:font-weight-asian="normal" style:font-weight-complex="normal"/>
    </style:style>
    <style:style style:name="T29" style:family="text">
      <style:text-properties style:font-name="FreeMono" officeooo:rsid="00236c32"/>
    </style:style>
    <style:style style:name="T30" style:family="text">
      <style:text-properties style:font-name="FreeMono" officeooo:rsid="002bcbd0"/>
    </style:style>
    <style:style style:name="T31" style:family="text">
      <style:text-properties style:font-name="FreeMono" officeooo:rsid="0028ffef"/>
    </style:style>
    <style:style style:name="T32" style:family="text">
      <style:text-properties style:font-name="FreeMono" officeooo:rsid="002ac5fd"/>
    </style:style>
    <style:style style:name="T33" style:family="text">
      <style:text-properties style:font-name="FreeMono" officeooo:rsid="001c298b"/>
    </style:style>
    <style:style style:name="T34" style:family="text">
      <style:text-properties style:font-name="FreeMono" officeooo:rsid="0032ad05"/>
    </style:style>
    <style:style style:name="T35" style:family="text">
      <style:text-properties style:font-name="FreeMono" officeooo:rsid="00159f88"/>
    </style:style>
    <style:style style:name="T36" style:family="text">
      <style:text-properties style:font-name="FreeMono" officeooo:rsid="002d41c4"/>
    </style:style>
    <style:style style:name="T37" style:family="text">
      <style:text-properties style:text-position="sub 58%" style:font-name="FreeMono"/>
    </style:style>
    <style:style style:name="T38" style:family="text">
      <style:text-properties style:text-position="0% 100%"/>
    </style:style>
    <style:style style:name="T39" style:family="text">
      <style:text-properties style:text-position="0% 100%" officeooo:rsid="00119f02"/>
    </style:style>
    <style:style style:name="T40" style:family="text">
      <style:text-properties style:text-position="0% 100%" style:font-name="FreeMono"/>
    </style:style>
    <style:style style:name="T41" style:family="text">
      <style:text-properties style:text-position="0% 100%" style:font-name="FreeMono" officeooo:rsid="00119f02"/>
    </style:style>
    <style:style style:name="T42" style:family="text">
      <style:text-properties style:text-position="0% 100%" style:font-name="FreeMono" officeooo:rsid="002bcbd0"/>
    </style:style>
    <style:style style:name="T43" style:family="text">
      <style:text-properties style:text-position="0% 100%" style:font-name="FreeMono" officeooo:rsid="002d592a"/>
    </style:style>
    <style:style style:name="T44" style:family="text">
      <style:text-properties style:text-position="0% 100%" style:font-name="Nimbus Roman1"/>
    </style:style>
    <style:style style:name="T45" style:family="text">
      <style:text-properties style:text-position="0% 100%" style:font-name="Nimbus Roman1" officeooo:rsid="002bcbd0"/>
    </style:style>
    <style:style style:name="T46" style:family="text">
      <style:text-properties style:text-position="0% 100%" style:font-name="Nimbus Roman1" fo:font-style="italic" officeooo:rsid="002bcbd0" style:font-style-asian="italic" style:font-style-complex="italic"/>
    </style:style>
    <style:style style:name="T47" style:family="text">
      <style:text-properties style:text-position="0% 100%" style:font-name="Nimbus Roman1" officeooo:rsid="002d592a"/>
    </style:style>
    <style:style style:name="T48" style:family="text">
      <style:text-properties style:text-position="0% 100%" style:font-name="Nimbus Roman1" officeooo:rsid="001c298b"/>
    </style:style>
    <style:style style:name="T49" style:family="text">
      <style:text-properties style:text-position="0% 100%" style:font-name="Nimbus Roman1" officeooo:rsid="003781c8"/>
    </style:style>
    <style:style style:name="T50" style:family="text">
      <style:text-properties style:text-position="0% 100%" style:font-name="Nimbus Roman1" officeooo:rsid="003aa2ac"/>
    </style:style>
    <style:style style:name="T51" style:family="text">
      <style:text-properties style:text-position="0% 100%" officeooo:rsid="00341907"/>
    </style:style>
    <style:style style:name="T52" style:family="text">
      <style:text-properties officeooo:rsid="00119f02"/>
    </style:style>
    <style:style style:name="T53" style:family="text">
      <style:text-properties style:font-name="Nimbus Roman1"/>
    </style:style>
    <style:style style:name="T54" style:family="text">
      <style:text-properties style:font-name="Nimbus Roman1" fo:font-size="10.5pt" fo:font-style="normal" fo:font-weight="normal" style:font-size-asian="9.14999961853027pt" style:font-style-asian="normal" style:font-weight-asian="normal" style:font-size-complex="10.5pt" style:font-style-complex="normal" style:font-weight-complex="normal"/>
    </style:style>
    <style:style style:name="T55" style:family="text">
      <style:text-properties style:font-name="Nimbus Roman1" fo:font-size="10.5pt" fo:font-style="normal" fo:font-weight="normal" officeooo:rsid="0024ba00" style:font-size-asian="9.14999961853027pt" style:font-style-asian="normal" style:font-weight-asian="normal" style:font-size-complex="10.5pt" style:font-style-complex="normal" style:font-weight-complex="normal"/>
    </style:style>
    <style:style style:name="T56" style:family="text">
      <style:text-properties style:font-name="Nimbus Roman1" fo:font-size="10.5pt" fo:font-style="normal" fo:font-weight="normal" officeooo:rsid="0026b862" style:font-size-asian="9.14999961853027pt" style:font-style-asian="normal" style:font-weight-asian="normal" style:font-size-complex="10.5pt" style:font-style-complex="normal" style:font-weight-complex="normal"/>
    </style:style>
    <style:style style:name="T57" style:family="text">
      <style:text-properties style:font-name="Nimbus Roman1" fo:font-size="10.5pt" fo:font-style="normal" fo:font-weight="normal" style:font-size-asian="10.5pt" style:font-style-asian="normal" style:font-weight-asian="normal" style:font-size-complex="10.5pt" style:font-style-complex="normal" style:font-weight-complex="normal"/>
    </style:style>
    <style:style style:name="T58" style:family="text">
      <style:text-properties style:font-name="Nimbus Roman1" fo:font-size="10.5pt" fo:font-style="normal" fo:font-weight="normal" officeooo:rsid="001fce18" style:font-size-asian="10.5pt" style:font-style-asian="normal" style:font-weight-asian="normal" style:font-size-complex="10.5pt" style:font-style-complex="normal" style:font-weight-complex="normal"/>
    </style:style>
    <style:style style:name="T59" style:family="text">
      <style:text-properties style:font-name="Nimbus Roman1" fo:font-size="10.5pt" fo:font-style="normal" fo:font-weight="normal" officeooo:rsid="00236c32" style:font-size-asian="10.5pt" style:font-style-asian="normal" style:font-weight-asian="normal" style:font-size-complex="10.5pt" style:font-style-complex="normal" style:font-weight-complex="normal"/>
    </style:style>
    <style:style style:name="T60" style:family="text">
      <style:text-properties style:font-name="Nimbus Roman1" fo:font-size="10.5pt" style:font-size-asian="10.5pt" style:font-size-complex="10.5pt"/>
    </style:style>
    <style:style style:name="T61" style:family="text">
      <style:text-properties style:font-name="Nimbus Roman1" fo:font-size="10.5pt" officeooo:rsid="0013e8b5" style:font-size-asian="10.5pt" style:font-size-complex="10.5pt"/>
    </style:style>
    <style:style style:name="T62" style:family="text">
      <style:text-properties style:font-name="Nimbus Roman1" fo:font-size="10.5pt" officeooo:rsid="001ae293" style:font-size-asian="10.5pt" style:font-size-complex="10.5pt"/>
    </style:style>
    <style:style style:name="T63" style:family="text">
      <style:text-properties style:font-name="Nimbus Roman1" officeooo:rsid="00159f88"/>
    </style:style>
    <style:style style:name="T64" style:family="text">
      <style:text-properties style:font-name="Nimbus Roman1" fo:font-style="italic" officeooo:rsid="00159f88" style:font-style-asian="italic" style:font-style-complex="italic"/>
    </style:style>
    <style:style style:name="T65" style:family="text">
      <style:text-properties style:font-name="Nimbus Roman1" fo:font-style="italic" officeooo:rsid="002ac5fd" style:font-style-asian="italic" style:font-style-complex="italic"/>
    </style:style>
    <style:style style:name="T66" style:family="text">
      <style:text-properties style:font-name="Nimbus Roman1" fo:font-style="italic" officeooo:rsid="0013e8b5" style:font-style-asian="italic" style:font-style-complex="italic"/>
    </style:style>
    <style:style style:name="T67" style:family="text">
      <style:text-properties style:font-name="Nimbus Roman1" fo:font-style="italic" fo:font-weight="normal" officeooo:rsid="001de348" style:font-style-asian="italic" style:font-weight-asian="normal" style:font-style-complex="italic" style:font-weight-complex="normal"/>
    </style:style>
    <style:style style:name="T68" style:family="text">
      <style:text-properties style:font-name="Nimbus Roman1" fo:font-style="italic" fo:font-weight="normal" officeooo:rsid="00239475" style:font-style-asian="italic" style:font-weight-asian="normal" style:font-style-complex="italic" style:font-weight-complex="normal"/>
    </style:style>
    <style:style style:name="T69" style:family="text">
      <style:text-properties style:font-name="Nimbus Roman1" fo:font-style="italic" fo:font-weight="normal" officeooo:rsid="001fce18" style:font-style-asian="italic" style:font-weight-asian="normal" style:font-style-complex="italic" style:font-weight-complex="normal"/>
    </style:style>
    <style:style style:name="T70" style:family="text">
      <style:text-properties style:font-name="Nimbus Roman1" officeooo:rsid="00173698"/>
    </style:style>
    <style:style style:name="T71" style:family="text">
      <style:text-properties style:font-name="Nimbus Roman1" officeooo:rsid="000f8bd0"/>
    </style:style>
    <style:style style:name="T72" style:family="text">
      <style:text-properties style:font-name="Nimbus Roman1" officeooo:rsid="001ae293"/>
    </style:style>
    <style:style style:name="T73" style:family="text">
      <style:text-properties style:font-name="Nimbus Roman1" officeooo:rsid="001c298b"/>
    </style:style>
    <style:style style:name="T74" style:family="text">
      <style:text-properties style:font-name="Nimbus Roman1" officeooo:rsid="001de348"/>
    </style:style>
    <style:style style:name="T75" style:family="text">
      <style:text-properties style:font-name="Nimbus Roman1" fo:font-style="normal" style:font-style-asian="normal" style:font-style-complex="normal"/>
    </style:style>
    <style:style style:name="T76" style:family="text">
      <style:text-properties style:font-name="Nimbus Roman1" fo:font-style="normal" fo:font-weight="normal" style:font-style-asian="normal" style:font-weight-asian="normal" style:font-style-complex="normal" style:font-weight-complex="normal"/>
    </style:style>
    <style:style style:name="T77" style:family="text">
      <style:text-properties style:font-name="Nimbus Roman1" fo:font-style="normal" fo:font-weight="normal" officeooo:rsid="001de348" style:font-style-asian="normal" style:font-weight-asian="normal" style:font-style-complex="normal" style:font-weight-complex="normal"/>
    </style:style>
    <style:style style:name="T78" style:family="text">
      <style:text-properties style:font-name="Nimbus Roman1" fo:font-style="normal" fo:font-weight="normal" officeooo:rsid="0026df4e" style:font-style-asian="normal" style:font-weight-asian="normal" style:font-style-complex="normal" style:font-weight-complex="normal"/>
    </style:style>
    <style:style style:name="T79" style:family="text">
      <style:text-properties style:font-name="Nimbus Roman1" fo:font-style="normal" fo:font-weight="normal" officeooo:rsid="001fce18" style:font-style-asian="normal" style:font-weight-asian="normal" style:font-style-complex="normal" style:font-weight-complex="normal"/>
    </style:style>
    <style:style style:name="T80" style:family="text">
      <style:text-properties style:font-name="Nimbus Roman1" fo:font-style="normal" fo:font-weight="normal" officeooo:rsid="001f2981" style:font-style-asian="normal" style:font-weight-asian="normal" style:font-style-complex="normal" style:font-weight-complex="normal"/>
    </style:style>
    <style:style style:name="T81" style:family="text">
      <style:text-properties style:font-name="Nimbus Roman1" fo:font-style="normal" fo:font-weight="normal" officeooo:rsid="00204267" style:font-style-asian="normal" style:font-weight-asian="normal" style:font-style-complex="normal" style:font-weight-complex="normal"/>
    </style:style>
    <style:style style:name="T82" style:family="text">
      <style:text-properties style:font-name="Nimbus Roman1" fo:font-style="normal" fo:font-weight="normal" officeooo:rsid="002051af" style:font-style-asian="normal" style:font-weight-asian="normal" style:font-style-complex="normal" style:font-weight-complex="normal"/>
    </style:style>
    <style:style style:name="T83" style:family="text">
      <style:text-properties style:font-name="Nimbus Roman1" fo:font-style="normal" fo:font-weight="normal" officeooo:rsid="0021d1fd" style:font-style-asian="normal" style:font-weight-asian="normal" style:font-style-complex="normal" style:font-weight-complex="normal"/>
    </style:style>
    <style:style style:name="T84" style:family="text">
      <style:text-properties style:font-name="Nimbus Roman1" fo:font-style="normal" fo:font-weight="normal" officeooo:rsid="00236c32" style:font-style-asian="normal" style:font-weight-asian="normal" style:font-style-complex="normal" style:font-weight-complex="normal"/>
    </style:style>
    <style:style style:name="T85" style:family="text">
      <style:text-properties style:font-name="Nimbus Roman1" fo:font-style="normal" fo:font-weight="normal" officeooo:rsid="00239475" style:font-style-asian="normal" style:font-weight-asian="normal" style:font-style-complex="normal" style:font-weight-complex="normal"/>
    </style:style>
    <style:style style:name="T86" style:family="text">
      <style:text-properties style:font-name="Nimbus Roman1" fo:font-style="normal" fo:font-weight="normal" officeooo:rsid="0024ba00" style:font-style-asian="normal" style:font-weight-asian="normal" style:font-style-complex="normal" style:font-weight-complex="normal"/>
    </style:style>
    <style:style style:name="T87" style:family="text">
      <style:text-properties style:font-name="Nimbus Roman1" fo:font-style="normal" fo:font-weight="normal" officeooo:rsid="0024cf65" style:font-style-asian="normal" style:font-weight-asian="normal" style:font-style-complex="normal" style:font-weight-complex="normal"/>
    </style:style>
    <style:style style:name="T88" style:family="text">
      <style:text-properties style:font-name="Nimbus Roman1" fo:font-style="normal" fo:font-weight="normal" officeooo:rsid="0026b862" style:font-style-asian="normal" style:font-weight-asian="normal" style:font-style-complex="normal" style:font-weight-complex="normal"/>
    </style:style>
    <style:style style:name="T89" style:family="text">
      <style:text-properties style:font-name="Nimbus Roman1" fo:font-style="normal" fo:font-weight="normal" officeooo:rsid="00323d20" style:font-style-asian="normal" style:font-weight-asian="normal" style:font-style-complex="normal" style:font-weight-complex="normal"/>
    </style:style>
    <style:style style:name="T90" style:family="text">
      <style:text-properties style:font-name="Nimbus Roman1" fo:font-style="normal" fo:font-weight="normal" officeooo:rsid="00341907" style:font-style-asian="normal" style:font-weight-asian="normal" style:font-style-complex="normal" style:font-weight-complex="normal"/>
    </style:style>
    <style:style style:name="T91" style:family="text">
      <style:text-properties style:font-name="Nimbus Roman1" fo:font-style="normal" fo:font-weight="normal" officeooo:rsid="00354b07" style:font-style-asian="normal" style:font-weight-asian="normal" style:font-style-complex="normal" style:font-weight-complex="normal"/>
    </style:style>
    <style:style style:name="T92" style:family="text">
      <style:text-properties style:font-name="Nimbus Roman1" fo:font-style="normal" fo:font-weight="normal" officeooo:rsid="0035ec6d" style:font-style-asian="normal" style:font-weight-asian="normal" style:font-style-complex="normal" style:font-weight-complex="normal"/>
    </style:style>
    <style:style style:name="T93" style:family="text">
      <style:text-properties style:font-name="Nimbus Roman1" officeooo:rsid="002d41c4"/>
    </style:style>
    <style:style style:name="T94" style:family="text">
      <style:text-properties style:font-name="Nimbus Roman1" officeooo:rsid="0013e8b5"/>
    </style:style>
    <style:style style:name="T95" style:family="text">
      <style:text-properties style:font-name="Nimbus Roman1" fo:font-weight="normal" officeooo:rsid="001de348" style:font-weight-asian="normal" style:font-weight-complex="normal"/>
    </style:style>
    <style:style style:name="T96" style:family="text">
      <style:text-properties style:font-name="Nimbus Roman1" fo:font-weight="normal" officeooo:rsid="00341907" style:font-weight-asian="normal" style:font-weight-complex="normal"/>
    </style:style>
    <style:style style:name="T97" style:family="text">
      <style:text-properties style:font-name="Nimbus Roman1" officeooo:rsid="0019f428"/>
    </style:style>
    <style:style style:name="T98" style:family="text">
      <style:text-properties style:font-name="Nimbus Roman1" officeooo:rsid="00182586"/>
    </style:style>
    <style:style style:name="T99" style:family="text">
      <style:text-properties style:font-name="Nimbus Roman1" fo:font-size="11pt" fo:font-weight="normal" officeooo:rsid="00173698" style:font-size-asian="11pt" style:font-weight-asian="normal" style:font-size-complex="11pt" style:font-weight-complex="normal"/>
    </style:style>
    <style:style style:name="T100" style:family="text">
      <style:text-properties style:font-name="Nimbus Roman1" fo:font-size="11pt" fo:font-weight="normal" officeooo:rsid="0032ba9a" style:font-size-asian="11pt" style:font-weight-asian="normal" style:font-size-complex="11pt" style:font-weight-complex="normal"/>
    </style:style>
    <style:style style:name="T101" style:family="text">
      <style:text-properties style:font-name="Nimbus Roman1" fo:font-size="11pt" fo:font-weight="normal" officeooo:rsid="00341907" style:font-size-asian="11pt" style:font-weight-asian="normal" style:font-size-complex="11pt" style:font-weight-complex="normal"/>
    </style:style>
    <style:style style:name="T102" style:family="text">
      <style:text-properties style:font-name="Nimbus Roman1" fo:font-size="11pt" fo:font-style="italic" fo:font-weight="normal" officeooo:rsid="00173698" style:font-size-asian="11pt" style:font-style-asian="italic" style:font-weight-asian="normal" style:font-size-complex="11pt" style:font-style-complex="italic" style:font-weight-complex="normal"/>
    </style:style>
    <style:style style:name="T103" style:family="text">
      <style:text-properties style:font-name="Nimbus Roman1" fo:font-size="11pt" fo:font-style="italic" fo:font-weight="normal" officeooo:rsid="001f2981" style:font-size-asian="11pt" style:font-style-asian="italic" style:font-weight-asian="normal" style:font-size-complex="11pt" style:font-style-complex="italic" style:font-weight-complex="normal"/>
    </style:style>
    <style:style style:name="T104" style:family="text">
      <style:text-properties style:font-name="Nimbus Roman1" fo:font-size="11pt" fo:font-style="italic" style:font-size-asian="11pt" style:font-style-asian="italic" style:font-size-complex="11pt" style:font-style-complex="italic"/>
    </style:style>
    <style:style style:name="T105" style:family="text">
      <style:text-properties style:font-name="Nimbus Roman1" fo:font-size="11pt" style:font-size-asian="11pt" style:font-size-complex="11pt"/>
    </style:style>
    <style:style style:name="T106" style:family="text">
      <style:text-properties style:font-name="Nimbus Roman1" fo:font-size="11pt" officeooo:rsid="00173698" style:font-size-asian="11pt" style:font-size-complex="11pt"/>
    </style:style>
    <style:style style:name="T107" style:family="text">
      <style:text-properties style:font-name="Nimbus Roman1" fo:font-size="11pt" officeooo:rsid="0017d444" style:font-size-asian="11pt" style:font-size-complex="11pt"/>
    </style:style>
    <style:style style:name="T108" style:family="text">
      <style:text-properties style:font-name="Nimbus Roman1" fo:font-size="11pt" officeooo:rsid="00341907" style:font-size-asian="11pt" style:font-size-complex="11pt"/>
    </style:style>
    <style:style style:name="T109" style:family="text">
      <style:text-properties style:font-name="Nimbus Roman1" fo:font-size="11pt" fo:font-style="normal" fo:font-weight="normal" officeooo:rsid="001de348" style:font-size-asian="11pt" style:font-style-asian="normal" style:font-weight-asian="normal" style:font-size-complex="11pt" style:font-style-complex="normal" style:font-weight-complex="normal"/>
    </style:style>
    <style:style style:name="T110" style:family="text">
      <style:text-properties style:font-name="Nimbus Roman1" fo:font-size="11pt" fo:font-style="normal" fo:font-weight="normal" officeooo:rsid="001f2981" style:font-size-asian="11pt" style:font-style-asian="normal" style:font-weight-asian="normal" style:font-size-complex="11pt" style:font-style-complex="normal" style:font-weight-complex="normal"/>
    </style:style>
    <style:style style:name="T111" style:family="text">
      <style:text-properties style:font-name="Nimbus Roman1" fo:font-size="11pt" fo:font-style="normal" fo:font-weight="normal" officeooo:rsid="0026df4e" style:font-size-asian="11pt" style:font-style-asian="normal" style:font-weight-asian="normal" style:font-size-complex="11pt" style:font-style-complex="normal" style:font-weight-complex="normal"/>
    </style:style>
    <style:style style:name="T112" style:family="text">
      <style:text-properties style:font-name="Nimbus Roman1" fo:font-size="11pt" fo:font-style="normal" fo:font-weight="normal" officeooo:rsid="001fce18" style:font-size-asian="11pt" style:font-style-asian="normal" style:font-weight-asian="normal" style:font-size-complex="11pt" style:font-style-complex="normal" style:font-weight-complex="normal"/>
    </style:style>
    <style:style style:name="T113" style:family="text">
      <style:text-properties style:font-name="Nimbus Roman1" fo:font-size="11pt" fo:font-style="normal" fo:font-weight="normal" officeooo:rsid="00341907" style:font-size-asian="11pt" style:font-style-asian="normal" style:font-weight-asian="normal" style:font-size-complex="11pt" style:font-style-complex="normal" style:font-weight-complex="normal"/>
    </style:style>
    <style:style style:name="T114" style:family="text">
      <style:text-properties style:font-name="Nimbus Roman1" officeooo:rsid="0026df4e"/>
    </style:style>
    <style:style style:name="T115" style:family="text">
      <style:text-properties style:font-name="Nimbus Roman1" officeooo:rsid="001babb8"/>
    </style:style>
    <style:style style:name="T116" style:family="text">
      <style:text-properties style:font-name="Nimbus Roman1" officeooo:rsid="00236c32"/>
    </style:style>
    <style:style style:name="T117" style:family="text">
      <style:text-properties style:font-name="Nimbus Roman1" officeooo:rsid="002bcbd0"/>
    </style:style>
    <style:style style:name="T118" style:family="text">
      <style:text-properties style:font-name="Nimbus Roman1" officeooo:rsid="0027b7ca"/>
    </style:style>
    <style:style style:name="T119" style:family="text">
      <style:text-properties style:font-name="Nimbus Roman1" officeooo:rsid="0028ffef"/>
    </style:style>
    <style:style style:name="T120" style:family="text">
      <style:text-properties style:font-name="Nimbus Roman1" officeooo:rsid="002ac5fd"/>
    </style:style>
    <style:style style:name="T121" style:family="text">
      <style:text-properties style:font-name="Nimbus Roman1" officeooo:rsid="002d592a"/>
    </style:style>
    <style:style style:name="T122" style:family="text">
      <style:text-properties style:font-name="Nimbus Roman1" officeooo:rsid="0032ad05"/>
    </style:style>
    <style:style style:name="T123" style:family="text">
      <style:text-properties style:font-name="Nimbus Roman1" officeooo:rsid="0032ba9a"/>
    </style:style>
    <style:style style:name="T124" style:family="text">
      <style:text-properties style:font-name="Nimbus Roman1" officeooo:rsid="00341907"/>
    </style:style>
    <style:style style:name="T125" style:family="text">
      <style:text-properties style:font-name="Nimbus Roman1" officeooo:rsid="00354b07"/>
    </style:style>
    <style:style style:name="T126" style:family="text">
      <style:text-properties style:font-name="Nimbus Roman1" officeooo:rsid="0035ec6d"/>
    </style:style>
    <style:style style:name="T127" style:family="text">
      <style:text-properties style:font-name="Nimbus Roman1" officeooo:rsid="003781c8"/>
    </style:style>
    <style:style style:name="T128" style:family="text">
      <style:text-properties officeooo:rsid="001d52e8"/>
    </style:style>
    <style:style style:name="T129" style:family="text">
      <style:text-properties style:font-name="Nimbus Roman" fo:font-style="normal" fo:font-weight="normal" officeooo:rsid="001f2981" style:font-style-asian="normal" style:font-weight-asian="normal" style:font-style-complex="normal" style:font-weight-complex="normal"/>
    </style:style>
    <style:style style:name="T130" style:family="text">
      <style:text-properties style:font-name="Nimbus Roman" fo:font-style="normal" fo:font-weight="normal" officeooo:rsid="0024ba00" style:font-style-asian="normal" style:font-weight-asian="normal" style:font-style-complex="normal" style:font-weight-complex="normal"/>
    </style:style>
    <style:style style:name="T131" style:family="text">
      <style:text-properties style:font-name="Nimbus Roman" fo:font-style="normal" fo:font-weight="normal" officeooo:rsid="0026df4e" style:font-style-asian="normal" style:font-weight-asian="normal" style:font-style-complex="normal" style:font-weight-complex="normal"/>
    </style:style>
    <style:style style:name="T132" style:family="text">
      <style:text-properties style:font-name="Nimbus Roman" fo:font-size="11pt" fo:font-style="normal" fo:font-weight="normal" officeooo:rsid="001f2981" style:font-size-asian="11pt" style:font-style-asian="normal" style:font-weight-asian="normal" style:font-size-complex="11pt" style:font-style-complex="normal" style:font-weight-complex="normal"/>
    </style:style>
    <style:style style:name="T133" style:family="text">
      <style:text-properties style:text-position="super 58%" style:font-name="Nimbus Roman1" officeooo:rsid="002bcbd0"/>
    </style:style>
    <style:style style:name="T134" style:family="text">
      <style:text-properties fo:font-size="11pt" fo:font-style="normal" fo:font-weight="normal" officeooo:rsid="001f2981" style:font-size-asian="11pt" style:font-style-asian="normal" style:font-weight-asian="normal" style:font-size-complex="11pt" style:font-style-complex="normal" style:font-weight-complex="normal"/>
    </style:style>
    <style:style style:name="T135" style:family="text">
      <style:text-properties officeooo:rsid="0032ad05"/>
    </style:style>
    <style:style style:name="T136" style:family="text">
      <style:text-properties officeooo:rsid="00341907"/>
    </style:style>
    <style:style style:name="T137" style:family="text">
      <style:text-properties officeooo:rsid="0039d273"/>
    </style:style>
    <style:style style:name="T138" style:family="text">
      <style:text-properties officeooo:rsid="003a81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elia@arch-elia ~/github/algo_exam/]$ ./tiles</text:p>
      <text:p text:style-name="P76">[elia@arch-elia ~/github/algo_exam/]$ C 0 0 elia_cortesi_01911A 1</text:p>
      <text:p text:style-name="P76">[elia@arch-elia ~/github/algo_exam/]$ C 0 1 tilesProject 1</text:p>
      <text:p text:style-name="P76">[elia@arch-elia ~/github/algo_exam/]$ ? 0 1</text:p>
      <text:p text:style-name="P7"/>
      <text:p text:style-name="P62">tilesProject by Elia Cortesi 01911A</text:p>
      <text:p text:style-name="P8"/>
      <text:p text:style-name="P32">Indice:</text:p>
      <text:p text:style-name="P32">1 - Introduzione</text:p>
      <text:p text:style-name="P32"><text:tab/>1.1 - Struttura del progetto</text:p>
      <text:p text:style-name="P32"><text:tab/>1.2 - Descrizione del progetto</text:p>
      <text:p text:style-name="P32">2 - Modellazione e implementazione</text:p>
      <text:p text:style-name="P32"><text:tab/>2.1 – Modellazione del problema</text:p>
      <text:p text:style-name="P32"><text:tab/>2.2 – Implementazione delle strutture dati</text:p>
      <text:p text:style-name="P32"><text:tab/><text:tab/>2.2.1 – Implementazione di gioco</text:p>
      <text:p text:style-name="P32"><text:tab/><text:tab/>2.2.2 – Implementazione di Union-Find</text:p>
      <text:p text:style-name="P32"><text:tab/><text:tab/>2.2.3 – Implementazione delle regole</text:p>
      <text:p text:style-name="P32">3 – Spiegazione delle <text:span text:style-name="T2">operazioni</text:span> con analisi delle prestazioni</text:p>
      <text:p text:style-name="P33"><text:tab/>3.1 – Operazioni <text:span text:style-name="T128">di Union-Find</text:span></text:p>
      <text:p text:style-name="P34"><text:tab/>3.2 – Operazioni di supporto</text:p>
      <text:p text:style-name="P33"><text:tab/>3.2 – Operazioni per <text:span text:style-name="T128">le piastrelle</text:span></text:p>
      <text:p text:style-name="P33"><text:tab/>3.3 – Operazioni per <text:span text:style-name="T128">i blocchi</text:span></text:p>
      <text:p text:style-name="P33"><text:tab/>3.4 – Operazioni <text:span text:style-name="T128">per le regole</text:span></text:p>
      <text:p text:style-name="P35">4 - Conclusion<text:span text:style-name="T138">e</text:span></text:p>
      <text:p text:style-name="P10"/>
      <text:p text:style-name="P62">1 – Introduzione</text:p>
      <text:p text:style-name="P8"/>
      <text:p text:style-name="P44">1.1 – Struttura del progetto</text:p>
      <text:p text:style-name="P8"/>
      <text:p text:style-name="P67"><text:span text:style-name="T1">tiles</text:span>/</text:p>
      <text:p text:style-name="P67">├── <text:span text:style-name="T2">tiles.go</text:span></text:p>
      <text:p text:style-name="P67">├── <text:span text:style-name="T2">unionFind.go</text:span></text:p>
      <text:p text:style-name="P67">├── <text:span text:style-name="T2">esegui.go</text:span></text:p>
      <text:p text:style-name="P67">├── <text:span text:style-name="T2">utils.go</text:span></text:p>
      <text:p text:style-name="P67">├── <text:span text:style-name="T2">colora.go</text:span></text:p>
      <text:p text:style-name="P67">├── <text:span text:style-name="T2">stato.go</text:span></text:p>
      <text:p text:style-name="P67">├── <text:span text:style-name="T2">spegni.go</text:span></text:p>
      <text:p text:style-name="P67">├── <text:span text:style-name="T2">regola.go</text:span></text:p>
      <text:p text:style-name="P67">├── <text:span text:style-name="T2">stampa.go</text:span></text:p>
      <text:p text:style-name="P67">├── <text:span text:style-name="T2">blocco.go</text:span></text:p>
      <text:p text:style-name="P67">├── <text:span text:style-name="T2">bloccoOmog.go</text:span></text:p>
      <text:p text:style-name="P67">├── <text:span text:style-name="T2">propaga.go</text:span></text:p>
      <text:p text:style-name="P67">├── <text:span text:style-name="T2">propagaBlocco.go</text:span></text:p>
      <text:p text:style-name="P67">├── <text:span text:style-name="T2">ordina.go</text:span></text:p>
      <text:p text:style-name="P67">├── <text:span text:style-name="T2">insertionSort.go</text:span></text:p>
      <text:p text:style-name="P67">├── <text:span text:style-name="T2">mergeSort.go</text:span></text:p>
      <text:p text:style-name="P67">├── <text:span text:style-name="T2">test</text:span>/</text:p>
      <text:p text:style-name="P67">│ <text:s text:c="2"/>├── <text:span text:style-name="T2">input</text:span>/</text:p>
      <text:p text:style-name="P67">│ <text:s text:c="2"/>│ <text:s text:c="2"/>├── <text:span text:style-name="T2">colora_stato.t</text:span>xt</text:p>
      <text:p text:style-name="P67">│ <text:s text:c="2"/>│ <text:s text:c="2"/>├── <text:span text:style-name="T2">regola_stampa</text:span>.txt</text:p>
      <text:p text:style-name="P67">│ <text:s text:c="2"/>│ <text:s text:c="2"/>├── <text:span text:style-name="T2">blocco_intensity</text:span>.txt</text:p>
      <text:p text:style-name="P67">│ <text:s text:c="2"/>│ <text:s text:c="2"/>├── <text:span text:style-name="T2">propaga_regole</text:span>.txt</text:p>
      <text:p text:style-name="P67">│ <text:s text:c="2"/>│ <text:s text:c="2"/>└── <text:span text:style-name="T2">spegni</text:span>.txt</text:p>
      <text:p text:style-name="P67">│ <text:s text:c="2"/>├── <text:span text:style-name="T2">output</text:span>/</text:p>
      <text:p text:style-name="P67">│ <text:s text:c="2"/>│ <text:s text:c="2"/>├── <text:span text:style-name="T2">colora_stato</text:span>.txt</text:p>
      <text:p text:style-name="P67">│ <text:s text:c="2"/>│ <text:s text:c="2"/>├── <text:span text:style-name="T2">regola_stampa</text:span>.txt</text:p>
      <text:p text:style-name="P67">│ <text:s text:c="2"/>│ <text:s text:c="2"/>├── <text:span text:style-name="T2">blocco_intensity</text:span>.txt</text:p>
      <text:p text:style-name="P67">│ <text:s text:c="2"/>│ <text:s text:c="2"/>├── <text:span text:style-name="T2">propaga_regole</text:span>.txt</text:p>
      <text:p text:style-name="P67">│ <text:s text:c="2"/>│ <text:s text:c="2"/>└── <text:span text:style-name="T2">spegni</text:span>.txt</text:p>
      <text:p text:style-name="P66"/>
      <text:p text:style-name="P66"/>
      <text:p text:style-name="P51"><text:soft-page-break/></text:p>
      <text:p text:style-name="P55">I file all’interno della directory <text:span text:style-name="T3">tiles/test/input</text:span> sono dei file in formato <text:span text:style-name="T3">.txt</text:span> che servono a simulare una serie di comandi per il programma.</text:p>
      <text:p text:style-name="P55">I file all’interno della directory <text:span text:style-name="T3">tiles/test/output</text:span> sono dei file in formato <text:span text:style-name="T3">.txt </text:span>che contengono l’output atteso dei corrispettivi file di input.</text:p>
      <text:p text:style-name="P55">I file all’interno della directory <text:span text:style-name="T3">tiles/</text:span> sono tutti i file in formato <text:span text:style-name="T3">.go</text:span> che compongono il programma.</text:p>
      <text:p text:style-name="P55">Per avviare il programma correttamente eseguire il seguente comando all’interno della directory principale del progetto:</text:p>
      <text:p text:style-name="P55"/>
      <text:p text:style-name="P77">[elia@arch-elia ~/github/algo_exam/]$ go run .</text:p>
      <text:p text:style-name="P55"><text:span text:style-name="T3"/></text:p>
      <text:p text:style-name="P55">e poi inserire manualmente a piacimento i comandi relativi al programma elencati alla fine di questa sezione.</text:p>
      <text:p text:style-name="P55">Se si volesse utilizzare un input presente nella cartella <text:span text:style-name="T3">tiles/test/input</text:span> eseguire i seguenti comandi all’interno della directory principale del progetto:</text:p>
      <text:p text:style-name="P55"/>
      <text:p text:style-name="P77">[elia@arch-elia ~/github/algo_exam/]$ go build .</text:p>
      <text:p text:style-name="P6"><text:span text:style-name="T9">[elia@arch-elia ~/github/algo_exam/]$ ./tiles &lt; test/input/</text:span><text:span text:style-name="T10">input_a_piacere.txt</text:span></text:p>
      <text:p text:style-name="P55"><text:span text:style-name="T4"/></text:p>
      <text:p text:style-name="P57">Se invece si volesse usare un input personale spostare il file <text:span text:style-name="T3">.txt</text:span> nella cartella <text:span text:style-name="T3">tiles/test/input</text:span> ed eseguire i comandi sopracitati con il nome del vostro file.</text:p>
      <text:p text:style-name="P57"/>
      <text:p text:style-name="P58">Lista dei comandi:</text:p>
      <text:p text:style-name="P59"><text:span text:style-name="T3">C x y <text:s/>α i: </text:span>colora la piastrella di coordinate (x,y) di colore a con intensit<text:span text:style-name="T136">à</text:span> i</text:p>
      <text:p text:style-name="P59"><text:span text:style-name="T3">S x y:</text:span> spegn<text:span text:style-name="T52">e</text:span> la piastrella di coordinate (x,y)</text:p>
      <text:p text:style-name="P59"><text:span text:style-name="T3">r β k</text:span><text:span text:style-name="T37">1</text:span><text:span text:style-name="T40"> <text:s/>α</text:span><text:span text:style-name="T37">1 . . .</text:span><text:span text:style-name="T40"> k</text:span><text:span text:style-name="T37">n</text:span><text:span text:style-name="T40"> <text:s/>α</text:span><text:span text:style-name="T37">n</text:span><text:span text:style-name="T40">:</text:span><text:span text:style-name="T38"> inserisce la regola </text:span><text:span text:style-name="T39">definita nel comando secondo il formato specific</text:span><text:span text:style-name="T51">ato</text:span><text:span text:style-name="T39"> nella traccia all’interno dell’elenco delle regole</text:span></text:p>
      <text:p text:style-name="P59"><text:span text:style-name="T41">? x y: </text:span><text:span text:style-name="T39">stampa le informazioni della piastrella di coordinate (x,y) secondo il formato specificato nella traccia</text:span></text:p>
      <text:p text:style-name="P60"><text:span text:style-name="T40">s:</text:span><text:span text:style-name="T38"> stampa l’elenco delle regole secondo il formato specificato nella traccia</text:span></text:p>
      <text:p text:style-name="P60"><text:span text:style-name="T3">b x y: </text:span>stampa la somma delle intensit<text:span text:style-name="T136">à</text:span> delle piastrelle appartenenti al blocco in cui <text:span text:style-name="T136">è</text:span> presente la piastrella (x,y)</text:p>
      <text:p text:style-name="P60"><text:span text:style-name="T3">B x y: </text:span>stampa la somma delle intensit<text:span text:style-name="T136">à</text:span> delle piastrelle, appartenenti al blocco in cui <text:span text:style-name="T136">è</text:span> presente la piastrella (x,y), che sono dello stesso colore della piastrella (x,y)</text:p>
      <text:p text:style-name="P60"><text:span text:style-name="T3">p x y:</text:span> cambia il colore della piastrella (x,y) in quello definito dalla prima regola applicabile dall’elenco</text:p>
      <text:p text:style-name="P60"><text:span text:style-name="T3">P x y:</text:span> cambia il colore di tutte le piastrella appartenenti al blocco in cui <text:span text:style-name="T136">è</text:span> presente la piastrella (x,y) in quello definito dalla prima regola applicabile dall’elenco a ciascuna piastrella.</text:p>
      <text:p text:style-name="P60"><text:span text:style-name="T3">o:</text:span> ordina l’elenco delle regole in base al numero di utilizzi di ciascuna regola in modo crescente</text:p>
      <text:p text:style-name="P60"><text:span text:style-name="T3">q:</text:span> termina l’esecuzione del programma</text:p>
      <text:p text:style-name="P53"><text:s/></text:p>
      <text:p text:style-name="P53"/>
      <text:p text:style-name="P39">1.2 – Descrizione del problema</text:p>
      <text:p text:style-name="P46"/>
      <text:p text:style-name="P61">Il problema proposto è una simulazione di una griglia di piastrelle quadrate digitali che si possono accendere, colorare e spegnere a proprio piacimento. Ogni piastrella è identificata da una coppia di numeri naturali, che corrispondono al vertice posto in basso a sinistra di essa. Quindi, i quattro vertici di una piastrella corrispondono alle coordinate (partendo dal basso in senso orario) (x,y), (x,y+1), (x+1,y+1) e (x+1,y). Due piastrelle possono essere tra loro circonvicine, ovvero se condividono almeno un vertice: ne consegue che ogni piastrella può avere 8 possibili piastrelle circonvicine. Ogni piastrella si può colorare con un colore e un’intensità di colore. Più piastrelle circonvicine formano un blocco di piastrelle, e se quelle piastrelle sono dello stesso colore allora il blocco si dice omogeneo. In questa simulazione è presente anche un elenco di regole: ogni regola è formata da un colore e da un elenco di requisiti. I requisiti sono nel formato <text:span text:style-name="T3">numero colore</text:span>, e se l’intorno di una piastrella (ovvero l’insieme delle piastrelle circonvicine a una piastrella) soddisfa i requisiti della regola, allora la piastrella in questione viene colorata del colore specificato nella regola. Ulteriori informazioni e specifiche tecniche possono essere trovate all’interno del file <text:span text:style-name="T34">tiles/traccia.pdf</text:span><text:span text:style-name="T135">.</text:span></text:p>
      <text:p text:style-name="P54"/>
      <text:p text:style-name="P54"/>
      <text:p text:style-name="P54"/>
      <text:p text:style-name="P54"/>
      <text:p text:style-name="P54"/>
      <text:p text:style-name="P54"/>
      <text:p text:style-name="P63"><text:soft-page-break/>2 – Modellazione e implementazione</text:p>
      <text:p text:style-name="P38"/>
      <text:p text:style-name="P38">2.1 – Modellazione del problema</text:p>
      <text:p text:style-name="P47"/>
      <text:p text:style-name="P17"><text:span text:style-name="T94">Analizzando attentamente la traccia fornita e le varie istruzioni che il programma deve elaborare, emergono alcune considerazioni importanti. Innanzitutto, è necessaria una struttura dati efficiente per gestire sia i blocchi sia le relative piastrelle. Dato che i blocchi sono </text:span><text:span text:style-name="T66">insiemi</text:span><text:span text:style-name="T94"> di piastrelle, </text:span><text:span text:style-name="T122">viene subito in mente la</text:span><text:span text:style-name="T94"> struttura dati Union-Find, che mantiene la tracciabilità di un insieme di elementi suddivisi in una collezione di insiemi disgiunti. In parole semplici, possiamo considerare una piastrella come un insieme formato solo dalla piastrella stessa. Ogni volta che si aggiunge al sistema una piastrella in una posizione circonvicina a una piastrella già esistente, si uniscono i due insiemi per crearne uno unico formato da entrambe le piastrelle. In questo modo, si può tenere traccia delle piastrelle circonvicine in modo efficiente. Sebbene non abbia esplicitato questa struttura dati nel programma, ho insistito il più possibile sul concetto di piastrella piuttosto che su quello di blocco. Ulteriori dettagli sull’implementazione sono forniti nella sezione 2.2.2.</text:span></text:p>
      <text:p text:style-name="P15">Inoltre, è presente anche il concetto di regola, descritto nella sezione 1.2. Parlando delle regole, mi collego a un’operazione che il programma deve essere in grado di eseguire: <text:span text:style-name="T3">ordina</text:span>. Questa operazione deve riordinare in modo crescente, in base al consumo delle regole (ovvero quante volte sono state applicate al sistema), l’elenco delle regole. L'idea di "riordinare" <text:span text:style-name="T135">fa subito pensare</text:span> a un algoritmo di sorting. E quale migliore struttura dati per applicare un algoritmo di sorting se non un array? Una particolarità di questo algoritmo di sorting <text:span text:style-name="T135">deve essere</text:span> la sua stabilità. Infatti, nella traccia è richiesto che, in caso di consumo uguale tra due regole, venga mantenuto l’ordine relativo tra di esse. Ulteriori dettagli sono forniti nella sezione 3.5.</text:p>
      <text:p text:style-name="P16"><text:span text:style-name="T94"/></text:p>
      <text:p text:style-name="P68"><text:span text:style-name="T61"/></text:p>
      <text:p text:style-name="P45">2.2 – Implementazione delle strutture dati</text:p>
      <text:p text:style-name="P29"><text:span text:style-name="T53"/></text:p>
      <text:p text:style-name="P48">2.2.1 – Implementazione di gioco</text:p>
      <text:p text:style-name="P64"><text:span text:style-name="T53"/></text:p>
      <text:p text:style-name="P28"><text:span text:style-name="T63">La struttura dati </text:span><text:span text:style-name="T35">piano</text:span><text:span text:style-name="T63"> rappresenta il sistema nella sua interezza. L’ho implementata con una struct contenente due campi. Il primo campo, </text:span><text:span text:style-name="T35">tiles</text:span><text:span text:style-name="T63">, consiste in una mappa con come chiave una coppia di coordinate di numeri interi (definite dal tipo </text:span><text:span text:style-name="T35">piastrella</text:span><text:span text:style-name="T63">) e come valore un puntatore a una struct </text:span><text:span text:style-name="T35">properties</text:span><text:span text:style-name="T63">. Ho deciso di usare un puntatore perché, nonostante in Golang le slices, le mappe e i channels vengano passati per referenza, durante lo sviluppo ho riscontrato dei problemi relativi alla visibilità delle modifiche sulle strutture originali. La struct </text:span><text:span text:style-name="T35">properties</text:span><text:span text:style-name="T63"> è una rappresentazione molto nascosta della struttura dati Union-Find (ulteriori dettagli nella sezione 2.2.2) e al suo interno ci sono vari campi corrispondenti alle caratteristiche di una singola piastrella: colore, intensità del colore, genitore, rango e intensità di colore del blocco. Come intuibile, le ultime tre caratteristiche sono relative solo alla </text:span><text:span text:style-name="T64">radice</text:span><text:span text:style-name="T63"> del blocco, ovvero la prima piastrella inserita nel sistema che non ha piastrelle accese nel suo intorno al momento della creazione (ulteriori dettagli nella sezione 2.2.2). Il secondo campo di piano è </text:span><text:span text:style-name="T35">rules</text:span><text:span text:style-name="T63">, un puntatore a un array di regole, definite dalle struct </text:span><text:span text:style-name="T35">rule</text:span><text:span text:style-name="T63"> e </text:span><text:span text:style-name="T35">ruleset</text:span><text:span text:style-name="T63">. In questo caso, ho dovuto usare un puntatore a un array, invece che un array, per questioni di riferimenti (ulteriori dettagli nella sezione 2.2.3).</text:span></text:p>
      <text:p text:style-name="P64"><text:span text:style-name="T70"/></text:p>
      <text:p text:style-name="P49">2.2.2 – Implementazione di Union-Find</text:p>
      <text:p text:style-name="P65"><text:span text:style-name="T53"/></text:p>
      <text:p text:style-name="P5"><text:span text:style-name="T99">Come detto nella sezione 2.2.1 ogni blocco ha una </text:span><text:span text:style-name="T102">radice</text:span><text:span text:style-name="T99">, ma questo termine </text:span><text:span text:style-name="T101">è</text:span><text:span text:style-name="T99"> usato principalmente in ambito di strutture dati ad albero. </text:span><text:span text:style-name="T101">Effettivamente,</text:span><text:span text:style-name="T99"> le Union-Find sono rappresentate da alberi (implementati a loro volta in vari modi) e si pu</text:span><text:span text:style-name="T101">ò</text:span><text:span text:style-name="T99"> associare ogni insieme della Union-Find ad un albero, con una radice, dei figli/genitori e delle foglie. Solitamente, la struttura dati Union-Find ha due principali componenti: un array dei genitori e un array dei ranghi. Queste due componenti permettono alla Union-Find di essere molto effi</text:span><text:span text:style-name="T100">c</text:span><text:span text:style-name="T99">iente. L’array dei genitori </text:span><text:span text:style-name="T101">è</text:span><text:span text:style-name="T99"> un array in cui l’indice rappresenta un elemento e il valore rappresenta il genitore di tale elemento nell’albero. Se l’elemento </text:span><text:span text:style-name="T101">è</text:span><text:span text:style-name="T99"> una radice, il valore <text:s/></text:span><text:span text:style-name="T101">è</text:span><text:span text:style-name="T99"> l’in</text:span><text:span text:style-name="T100">di</text:span><text:span text:style-name="T99">ce stesso. L’array dei ranghi </text:span><text:span text:style-name="T101">è</text:span><text:span text:style-name="T99"> un array che traccia l’altezza degli alberi (o altre metriche).</text:span></text:p>
      <text:p text:style-name="P5"><text:span text:style-name="T99"/></text:p>
      <text:p text:style-name="P5"><text:span text:style-name="T99">La Union-Find supporta due operazioni fondamentali: </text:span><text:span text:style-name="T11">Find</text:span><text:span text:style-name="T99"> e </text:span><text:span text:style-name="T11">Union</text:span><text:span text:style-name="T99">. La </text:span><text:span text:style-name="T11">Find</text:span><text:span text:style-name="T99"> determina </text:span><text:span text:style-name="T105">in quale insieme </text:span><text:span text:style-name="T106">si trova </text:span><text:span text:style-name="T105">un particolare elemento. Questa operazione non solo restituisce il rappresentante dell'insieme contenente l'elemento, ma esegue anche un'ottimizzazione chiamata </text:span><text:span text:style-name="Emphasis"><text:span text:style-name="T104">path compression</text:span></text:span><text:span text:style-name="T105"> che appiattisce la struttura dell'albero per future operazioni di </text:span><text:span text:style-name="T7">Find</text:span><text:span text:style-name="T105">. </text:span><text:span text:style-name="T107">La </text:span><text:span text:style-name="T8">Union</text:span><text:span text:style-name="T107"> unisce due insiemi in un unico insieme. Questa operazione è ottimizzata utilizzando un'altra tecnica chiamata </text:span><text:span text:style-name="Emphasis"><text:span text:style-name="T107">union by rank</text:span></text:span><text:span text:style-name="T107"> (o </text:span><text:span text:style-name="Emphasis"><text:span text:style-name="T107">union by size</text:span></text:span><text:span text:style-name="T107">), che unisce sempre l'albero più piccolo sotto la radice dell'albero più grande per mantenere la struttura più piatta possibile. Queste tecniche di ottimizzazione rendono la struttura Union-Find molto efficiente: la </text:span><text:soft-page-break/><text:span text:style-name="T107">complessit</text:span><text:span text:style-name="T108">à</text:span><text:span text:style-name="T107"> ammortizzata di </text:span><text:span text:style-name="T108">queste funzioni</text:span><text:span text:style-name="T107"> </text:span><text:span text:style-name="T108">eè</text:span><text:span text:style-name="T107"> molto vicina a O(1), mentre lo spazio occupato </text:span><text:span text:style-name="T108">è</text:span><text:span text:style-name="T107"> O(n), dove n </text:span><text:span text:style-name="T108">è</text:span><text:span text:style-name="T107"> il numero di elementi del sistema (nel nostro caso, il numero di piastrelle).</text:span></text:p>
      <text:p text:style-name="P1"><text:span text:style-name="T107"/></text:p>
      <text:p text:style-name="P18"><text:span text:style-name="T53">Nel programma non ho esplicitato n</text:span><text:span text:style-name="T124">é</text:span><text:span text:style-name="T53"> l’array dei genitori n</text:span><text:span text:style-name="T124">é</text:span><text:span text:style-name="T53"> l’array dei ranghi, ma ho inserito questi valori come caratteristiche di ogni singola piastrella. Ognuna di esse ha un campo </text:span><text:span text:style-name="T14">parent</text:span><text:span text:style-name="T53"> che contiene le coordinate della radice (tranne la radice, che avr</text:span><text:span text:style-name="T124">à</text:span><text:span text:style-name="T53"> le coordinate di s</text:span><text:span text:style-name="T124">é</text:span><text:span text:style-name="T53"> stessa). Inoltre, le varie radici hanno il campo </text:span><text:span text:style-name="T3">rank</text:span><text:span text:style-name="T53"> che rappresenta il numero di piastrelle che hanno quella radice come </text:span><text:span text:style-name="T97">genitore</text:span><text:span text:style-name="T53">. Infine, ogni radice ha un campo </text:span><text:span text:style-name="T3">blockIntensity</text:span><text:span text:style-name="T53"> che tiene traccia della somma delle intensit</text:span><text:span text:style-name="T124">à</text:span><text:span text:style-name="T53"> delle piastrelle appartenenti a quel blocco (in modo da rendere pi</text:span><text:span text:style-name="T124">ù</text:span><text:span text:style-name="T53"> immediata l’esecuzione della funzione </text:span><text:span text:style-name="T3">blocco</text:span><text:span text:style-name="T53"> </text:span><text:span text:style-name="T98">e della </text:span><text:span text:style-name="T26">Union</text:span><text:span text:style-name="T98"> stessa </text:span><text:span text:style-name="T53">(ulteriori dettagli nella sezione 3.</text:span><text:span text:style-name="T123">3</text:span><text:span text:style-name="T53">).</text:span></text:p>
      <text:p text:style-name="P18"><text:span text:style-name="T53"/></text:p>
      <text:p text:style-name="P11"><text:span text:style-name="T97">L’utilizzo di</text:span><text:span text:style-name="T98"> questo tipo di implementazione implicita ha diversi vantaggi. </text:span><text:span text:style-name="T97">I</text:span><text:span text:style-name="T53">ntegra</text:span><text:span text:style-name="T97">re</text:span><text:span text:style-name="T53"> le informazioni della Union-Find direttamente con le proprietà delle piastrelle consente di avere tutte le informazioni rilevanti in un'unica struttura, semplificando l'accesso e la gestione dei dati. </text:span><text:span text:style-name="T97">R</text:span><text:span text:style-name="T53">ende</text:span><text:span text:style-name="T97">re</text:span><text:span text:style-name="T53"> esplicite le relazioni tra le piastrelle e le loro proprietà rende il codice più leggibile e le relazioni più facili da tracciare. </text:span><text:span text:style-name="T97">Inoltre </text:span><text:span text:style-name="T53">permette di manipolare facilmente le piastrelle, aggiungendo o rimuovendo elementi dalla mappa </text:span><text:span text:style-name="T97">(utlie nel caso dello spegnimento e conseguente riorganizzazione)</text:span><text:span text:style-name="T53">.</text:span></text:p>
      <text:p text:style-name="P2"><text:span text:style-name="T60"/></text:p>
      <text:p text:style-name="P50">2.2.3 – Implementazione delle regole</text:p>
      <text:p text:style-name="P69"><text:span text:style-name="T60"/></text:p>
      <text:p text:style-name="P19"><text:span text:style-name="T53">Come gi</text:span><text:span text:style-name="T124">à</text:span><text:span text:style-name="T53"> accennato nella sezione 2.2.1 le regole sono memorizzate in un array di </text:span><text:span text:style-name="T14">rule</text:span><text:span text:style-name="T53">, la struct che ho definito per rappresentare una regola. Essa contiene quattro campi: </text:span><text:span text:style-name="T3">raw</text:span><text:span text:style-name="T53">, che contiene il comando integrale di inserimento della regola; </text:span><text:span text:style-name="T3">color</text:span><text:span text:style-name="T53">, che contiene il colore </text:span><text:span text:style-name="T114">di</text:span><text:span text:style-name="T53"> cui si colorer</text:span><text:span text:style-name="T124">à</text:span><text:span text:style-name="T53"> la piastrella che soddisfer</text:span><text:span text:style-name="T124">à</text:span><text:span text:style-name="T53"> la regola; </text:span><text:span text:style-name="T3">usage</text:span><text:span text:style-name="T53">, che tiene traccia del numero di volte che una regola viene applicata; </text:span><text:span text:style-name="T3">ruleset</text:span><text:span text:style-name="T53">, che contiene l’insieme dei requisiti </text:span><text:span text:style-name="T72">che una piastrella deve soddisfare per poterci ap</text:span><text:span text:style-name="T115">p</text:span><text:span text:style-name="T72">licare la regola. </text:span><text:span text:style-name="T73">Il compito di queste struct </text:span><text:span text:style-name="T124">è</text:span><text:span text:style-name="T73"> di scomporre la regola in pi</text:span><text:span text:style-name="T124">ù</text:span><text:span text:style-name="T73"> parti rendendo i dati pi</text:span><text:span text:style-name="T124">ù</text:span><text:span text:style-name="T73"> facili da gestire e utilizzare.</text:span></text:p>
      <text:p text:style-name="P19"><text:span text:style-name="T73"/></text:p>
      <text:p text:style-name="P27"><text:span text:style-name="T48">Come citato in fondo alla sezione 2.2.1, ho utilizzato un puntatore ad un array di rule, </text:span><text:span text:style-name="T47">invece che un normale array, per colpa di </text:span><text:span text:style-name="T43">append</text:span><text:span text:style-name="T47">. </text:span><text:span text:style-name="T33">append</text:span><text:span text:style-name="T73"> non è </text:span><text:span text:style-name="T121">una funzione </text:span><text:span text:style-name="T73">magic</text:span><text:span text:style-name="T121">a</text:span><text:span text:style-name="T73"> ma fa in automatico quello che, in linguaggi come C, bisogna fare manualmente. Ovvero, se si deve aggiungere un record ad un array, ma quell'array è pieno, si crea un nuovo array con la dimensione aggiornata, si copia il contenuto di quello vecchio in quello nuovo, e si elimina quello vecchio. Quindi, è vero che una slice all'interno di una struct viene passata per referenza anche se la struct viene passata per valore, ma dopo che </text:span><text:span text:style-name="T121">si fa</text:span><text:span text:style-name="T73"> </text:span><text:span text:style-name="T33">append</text:span><text:span text:style-name="T73"> viene eliminata la slice originaria </text:span><text:span text:style-name="T121">(nel caso in cui la capacit</text:span><text:span text:style-name="T124">à</text:span><text:span text:style-name="T121"> della slice sia piena). Quindi, se non si restituisce nulla, quando si prova ad accedere a quella slice, sarà sempre vuota.</text:span></text:p>
      <text:p text:style-name="P70"><text:span text:style-name="T62"/></text:p>
      <text:p text:style-name="P36"><text:span text:style-name="T72">3 – Spiegazione delle </text:span><text:span text:style-name="T71">operazioni</text:span><text:span text:style-name="T72"> con analisi delle prestazioni</text:span></text:p>
      <text:p text:style-name="P30"><text:span text:style-name="T62"/></text:p>
      <text:p text:style-name="P37"><text:span text:style-name="T72">3.</text:span><text:span text:style-name="T53">1 – Operazioni </text:span><text:span text:style-name="T74">di Union-Find</text:span></text:p>
      <text:p text:style-name="P31"><text:span text:style-name="T74"/></text:p>
      <text:p text:style-name="P14"><text:span text:style-name="T95">Gi</text:span><text:span text:style-name="T96">à</text:span><text:span text:style-name="T95"> descritte nella sezione 2.2.2, le operazioni di unionFind sono principalmente due: </text:span><text:span text:style-name="T28">Find</text:span><text:span text:style-name="T95"> e </text:span><text:span text:style-name="T28">Union</text:span><text:span text:style-name="T95">. </text:span><text:span text:style-name="T28">Find</text:span><text:span text:style-name="T95"> permette di trovare il rappresentante di un blocco a cui appartiene una determinata piastrella e per farlo sfrutta la tecnica di ottimizzazione chiamata </text:span><text:span text:style-name="T67">path compression </text:span><text:span text:style-name="T77">che permette, ad ogni chiamata di </text:span><text:span text:style-name="T16">Find</text:span><text:span text:style-name="T77">, di “appiattire” l’albero, ovvero che tutti i nodi sul percorso dalla radice all'elemento diventano direttamente collegati alla radice, rendendo sempre pi</text:span><text:span text:style-name="T90">ù</text:span><text:span text:style-name="T77"> veloci le ricerche future</text:span><text:span text:style-name="T75">. </text:span><text:span text:style-name="T16">Union</text:span><text:span text:style-name="T77"> permette di unire due insieme disgiunti in un solo insieme e per farlo sfrutta la tecnica di ottimizzazione chiamata </text:span><text:span text:style-name="T67">union by rank </text:span><text:span text:style-name="T77">che permette di mantenere l’albero piatto combinando sempre quello pi</text:span><text:span text:style-name="T90">ù</text:span><text:span text:style-name="T77"> piccolo sotto la radice di quello pi</text:span><text:span text:style-name="T90">ù</text:span><text:span text:style-name="T77"> grande (in termini di rango). Questo limita la profondit</text:span><text:span text:style-name="T90">à</text:span><text:span text:style-name="T77"> degli alberi e rende pi</text:span><text:span text:style-name="T90">ù</text:span><text:span text:style-name="T77"> veloci le operazioni successive.</text:span></text:p>
      <text:p text:style-name="P14"><text:span text:style-name="T77"/></text:p>
      <text:p text:style-name="P14"><text:span text:style-name="T77">A queste due si aggiungono </text:span><text:span text:style-name="T16">makeSet</text:span><text:span text:style-name="T77"> e </text:span><text:span text:style-name="T16">Add</text:span><text:span text:style-name="T77">. </text:span><text:span text:style-name="T16">makeSet</text:span><text:span text:style-name="T77"> </text:span><text:span text:style-name="T79">permette di </text:span><text:span text:style-name="T77">crea</text:span><text:span text:style-name="T79">re</text:span><text:span text:style-name="T77"> un nuovo sistema di piastrelle e regole: il piano </text:span><text:span text:style-name="T90">è</text:span><text:span text:style-name="T77"> come se coincidesse con la struttura Union-Find stessa. </text:span><text:span text:style-name="T16">add</text:span><text:span text:style-name="T77"> permette di creare una piastrella e di aggiungerla al sistema.</text:span></text:p>
      <text:p text:style-name="P5"><text:span text:style-name="T109">Q</text:span><text:span text:style-name="T110">ueste funzioni sono le fondamenta della struttura Union-Find, e vengono chiamate spesso all’interno di altre funzioni, quindi </text:span><text:span text:style-name="T113">è</text:span><text:span text:style-name="T110"> necessario che siano il pi</text:span><text:span text:style-name="T113">ù</text:span><text:span text:style-name="T110"> efficienti possibili.</text:span></text:p>
      <text:p text:style-name="P5"><text:span text:style-name="T110"/></text:p>
      <text:p text:style-name="P5"><text:span text:style-name="T110">Come gi</text:span><text:span text:style-name="T113">à</text:span><text:span text:style-name="T110"> scritto nella sezione 2.2.2, la complessit</text:span><text:span text:style-name="T113">à</text:span><text:span text:style-name="T110"> delle funzioni </text:span><text:span text:style-name="T12">Find</text:span><text:span text:style-name="T110"> e </text:span><text:span text:style-name="T12">Union</text:span><text:span text:style-name="T110"> </text:span><text:span text:style-name="T113">è</text:span><text:span text:style-name="T110"> molto vicina a O(1). Per la precisione </text:span><text:span text:style-name="T132">θ</text:span><text:span text:style-name="T110">(</text:span><text:span text:style-name="T132">α</text:span><text:span text:style-name="T110">(n)), dove </text:span><text:span text:style-name="T132">α</text:span><text:span text:style-name="T110">(n) </text:span><text:span text:style-name="T113">è</text:span><text:span text:style-name="T110"> la </text:span><text:span text:style-name="T103">funzione inversa di Ackermann, </text:span><text:span text:style-name="T110">una funzione che cresce cos</text:span><text:span text:style-name="T113">ì</text:span><text:span text:style-name="T110"> lentamente che per tutti i valori pratici di n (il numero di elementi nell'</text:span><text:span text:style-name="T113">U</text:span><text:span text:style-name="T110">nion-</text:span><text:span text:style-name="T113">F</text:span><text:span text:style-name="T110">ind), α(n) è minore di 5. Questo rende la complessità delle operazioni di </text:span><text:span text:style-name="Source_20_Text"><text:span text:style-name="T134">Find</text:span></text:span><text:span text:style-name="T110"> e </text:span><text:span text:style-name="Source_20_Text"><text:span text:style-name="T134">Union</text:span></text:span><text:span text:style-name="T110"> quasi costante </text:span><text:span text:style-name="T111">nella</text:span><text:span text:style-name="T110"> pratica (</text:span><text:a xlink:type="simple" xlink:href="https://en.wikipedia.org/wiki/Disjoint-set_data_structure" text:style-name="Internet_20_link" text:visited-style-name="Visited_20_Internet_20_Link"><text:span text:style-name="T110">https://en.wikipedia.org/wiki/Disjoint-set_data_structure</text:span></text:a><text:span text:style-name="T110">). </text:span><text:span text:style-name="T12">Add,</text:span><text:span text:style-name="T110"> nel caso in cui la piastrella </text:span><text:soft-page-break/><text:span text:style-name="T110">esiste gi</text:span><text:span text:style-name="T113">à</text:span><text:span text:style-name="T110"> nel sistema, ha complessit</text:span><text:span text:style-name="T113">à</text:span><text:span text:style-name="T110"> </text:span><text:span text:style-name="T132">θ</text:span><text:span text:style-name="T110">(</text:span><text:span text:style-name="T132">α</text:span><text:span text:style-name="T110">(n)), mentre se la piastrella non esiste nel sistema ha complessit</text:span><text:span text:style-name="T113">à</text:span><text:span text:style-name="T110"> O(1). </text:span><text:span text:style-name="T13">m</text:span><text:span text:style-name="T12">akeSet</text:span><text:span text:style-name="T110"> ha complessit</text:span><text:span text:style-name="T113">à</text:span><text:span text:style-name="T110"> O(1). </text:span><text:span text:style-name="T112">La complessit</text:span><text:span text:style-name="T113">à</text:span><text:span text:style-name="T112"> spaziale di tutte le funzioni </text:span><text:span text:style-name="T113">è</text:span><text:span text:style-name="T112"> O(1).</text:span></text:p>
      <text:p text:style-name="P5"><text:span text:style-name="T112"/></text:p>
      <text:p text:style-name="P12"><text:span text:style-name="T80">Come si pu</text:span><text:span text:style-name="T90">ò</text:span><text:span text:style-name="T80"> osservare </text:span><text:span text:style-name="T79">queste funzioni sono incredibilmente veloci e permettono a questa struttura dati di performare molto bene in questa circostanza.</text:span></text:p>
      <text:p text:style-name="P3"><text:span text:style-name="T58"/></text:p>
      <text:p text:style-name="P40">3.2 – Operazioni di supporto</text:p>
      <text:p text:style-name="P71"><text:span text:style-name="T57"/></text:p>
      <text:p text:style-name="P14"><text:span text:style-name="T79">In fase di sviluppo mi sono ritrovato pi</text:span><text:span text:style-name="T90">ù</text:span><text:span text:style-name="T79"> volte a dover effettuare delle procedure identiche tra loro, cos</text:span><text:span text:style-name="T90">ì</text:span><text:span text:style-name="T79"> ho deciso di incapsularle all’interno di funzioni da usare come supporto in altre funzioni. Queste funzioni sono </text:span><text:span text:style-name="T17">getAdiacenti</text:span><text:span text:style-name="T79">, </text:span><text:span text:style-name="T17">ruleOk</text:span><text:span text:style-name="T79">, </text:span><text:span text:style-name="T17">trovaBlocco</text:span><text:span text:style-name="T79"> e </text:span><text:span text:style-name="T17">cambiaRadice</text:span><text:span text:style-name="T79">. </text:span><text:span text:style-name="T17">getAdiacenti</text:span><text:span text:style-name="T79"> permette di trovare in automatico tutte le coordinate delle piastrelle che costituiscono l’intorno di una piastrella. </text:span><text:span text:style-name="T17">RuleOk</text:span><text:span text:style-name="T79"> permette di verificare se una regola </text:span><text:span text:style-name="T91">è</text:span><text:span text:style-name="T79"> applicabile ad una piastrella oppure no. </text:span><text:span text:style-name="T17">trovaBlocco</text:span><text:span text:style-name="T79"> permette di trovare tutte le piastrelle facenti parte di un blocco. </text:span><text:span text:style-name="T17">CambiaRadice</text:span><text:span text:style-name="T79"> permette di cambiare la radice di un blocco quando se ne verifica la necessit</text:span><text:span text:style-name="T91">à</text:span><text:span text:style-name="T79"> (ulteriori dettagli nella sezione 3.3).</text:span></text:p>
      <text:p text:style-name="P14"><text:span text:style-name="T79"><text:line-break/>Cos</text:span><text:span text:style-name="T91">ì</text:span><text:span text:style-name="T79"> come per le funzioni di Union-Find, anche queste funzioni devono essere veloci ed efficienti, essendo di supporto. </text:span><text:span text:style-name="T17">GetAdiacenti</text:span><text:span text:style-name="T79"> e </text:span><text:span text:style-name="T17">ruleOk</text:span><text:span text:style-name="T79"> hanno complessit</text:span><text:span text:style-name="T91">à</text:span><text:span text:style-name="T79"> temporale e spaziale pari a O(1) (in realt</text:span><text:span text:style-name="T91">à</text:span><text:span text:style-name="T79"> </text:span><text:span text:style-name="T17">ruleOk</text:span><text:span text:style-name="T79"> ha complessit</text:span><text:span text:style-name="T91">à</text:span><text:span text:style-name="T79"> temporale di O(k), dove k </text:span><text:span text:style-name="T91">è</text:span><text:span text:style-name="T79"> il numero di elementi di </text:span><text:span text:style-name="T17">rule.ruleset</text:span><text:span text:style-name="T79">, per</text:span><text:span text:style-name="T91">ò</text:span><text:span text:style-name="T79">, siccome un’intorno di una piastrella pu</text:span><text:span text:style-name="T91">ò</text:span><text:span text:style-name="T79"> avere al massimo otto piastrelle, significa che la complessit</text:span><text:span text:style-name="T91">à</text:span><text:span text:style-name="T79"> temporale di </text:span><text:span text:style-name="T17">ruleOk</text:span><text:span text:style-name="T79"> </text:span><text:span text:style-name="T91">è</text:span><text:span text:style-name="T79"> </text:span><text:span text:style-name="T131">Ω</text:span><text:span text:style-name="T79">(8), quindi O(1)).</text:span></text:p>
      <text:p text:style-name="P14"><text:span text:style-name="T79"/></text:p>
      <text:p text:style-name="P14"><text:span text:style-name="T17">trovaBlocco</text:span><text:span text:style-name="T79"> </text:span><text:span text:style-name="T91">è</text:span><text:span text:style-name="T79"> la funzione pi</text:span><text:span text:style-name="T91">ù</text:span><text:span text:style-name="T79"> interessante tra queste, perch</text:span><text:span text:style-name="T91">é</text:span><text:span text:style-name="T79"> sfrutta una DFS (</text:span><text:span text:style-name="T69">depth-first search</text:span><text:span text:style-name="T79">) per trovare tutte le piastrelle facenti parte di un blocco. </text:span><text:span text:style-name="T81">La DFS </text:span><text:span text:style-name="T79">è un algoritmo utilizzato per esplorare tutti i vertici e gli spigoli di un grafo, </text:span><text:span text:style-name="T81">ma in questo caso </text:span><text:span text:style-name="T91">è</text:span><text:span text:style-name="T81"> applicata all’albero che rappresenta il blocco (rappresentato dai valori delle propriet</text:span><text:span text:style-name="T91">à</text:span><text:span text:style-name="T81"> delle piastrelle). </text:span><text:span text:style-name="T79">L'idea principale è di andare il più a fondo possibile lungo un ramo del</text:span><text:span text:style-name="T81">l’albero</text:span><text:span text:style-name="T79"> prima di tornare indietro e visitare i rami rimanenti. </text:span><text:span text:style-name="T81">E’ implementat</text:span><text:span text:style-name="T82">a</text:span><text:span text:style-name="T81"> con una pil</text:span><text:span text:style-name="T82">a ed </text:span><text:span text:style-name="T81">è un potente strumento per esplorare completamente i percorsi e le connessioni. </text:span><text:span text:style-name="T83">La complessit</text:span><text:span text:style-name="T91">à</text:span><text:span text:style-name="T83"> temporale </text:span><text:span text:style-name="T91">è</text:span><text:span text:style-name="T83"> O(V+E), dove V </text:span><text:span text:style-name="T91">è</text:span><text:span text:style-name="T83"> il numero di piastrelle nel blocco ed </text:span><text:span text:style-name="T78">E</text:span><text:span text:style-name="T83"> </text:span><text:span text:style-name="T91">è</text:span><text:span text:style-name="T83"> il numero di connessioni <text:s/>tra le piastrelle. Siccome nella mia implementazione non ho delle connessioni vere e proprie, posso considerare E come il numero di adiacenze o connessioni esaminate durante la connessione o come la rappresentazione indiretta della profondit</text:span><text:span text:style-name="T91">à</text:span><text:span text:style-name="T83"> dell’albero. Quindi, ricapitolando, la complessit</text:span><text:span text:style-name="T91">à</text:span><text:span text:style-name="T83"> temporale </text:span><text:span text:style-name="T91">è</text:span><text:span text:style-name="T83"> O(V+E), dove V </text:span><text:span text:style-name="T91">è</text:span><text:span text:style-name="T83"> il numero di piastrelle del blocco ed E </text:span><text:span text:style-name="T91">è</text:span><text:span text:style-name="T83"> il rango dell’albero. La complessit</text:span><text:span text:style-name="T91">à</text:span><text:span text:style-name="T83"> spaziale invece </text:span><text:span text:style-name="T91">è</text:span><text:span text:style-name="T83"> O(V), dove V </text:span><text:span text:style-name="T91">è</text:span><text:span text:style-name="T83"> sempre il numero di piastrelle del piano.</text:span></text:p>
      <text:p text:style-name="P14"><text:span text:style-name="T83"/></text:p>
      <text:p text:style-name="P14"><text:span text:style-name="T25">c</text:span><text:span text:style-name="T18">ambiaRadice</text:span><text:span text:style-name="T83"> dipende da </text:span><text:span text:style-name="T18">trovaBlocco</text:span><text:span text:style-name="T83">, quindi </text:span><text:span text:style-name="T78">l</text:span><text:span text:style-name="T84">a sua complessit</text:span><text:span text:style-name="T91">à</text:span><text:span text:style-name="T84"> viene dominata da quella di </text:span><text:span text:style-name="T19">trovaBlocco</text:span><text:span text:style-name="T84">. Ne consegue che entrambe le complessit</text:span><text:span text:style-name="T91">à</text:span><text:span text:style-name="T84"> siano uguali a quelle di </text:span><text:span text:style-name="T19">trovaBlocco</text:span><text:span text:style-name="T84">.</text:span></text:p>
      <text:p text:style-name="P3"><text:span text:style-name="T59"/></text:p>
      <text:p text:style-name="P41">3.3 – Operazioni per le piastrelle</text:p>
      <text:p text:style-name="P72"><text:span text:style-name="T57"/></text:p>
      <text:p text:style-name="P14"><text:span text:style-name="T73">Gestire le piastrelle significa accenderle (e colorarle), spegnerle e verificarne lo stato. Per fare ci</text:span><text:span text:style-name="T125">ò</text:span><text:span text:style-name="T73"> ho implementato tre operazioni con delle funzioni che mi permettono di gestire questi compiti in modo efficiente, </text:span><text:span text:style-name="T116">sfruttando sia le funzioni di Union-Find sia quelle di supporto.</text:span></text:p>
      <text:p text:style-name="P14"><text:span text:style-name="T116"/></text:p>
      <text:p text:style-name="P14"><text:span text:style-name="T116">Per implementare le operazioni di accensione e colorazione ho scritto la funzione </text:span><text:span text:style-name="T29">colora</text:span><text:span text:style-name="T116">. Essa utilizza le funzioni </text:span><text:span text:style-name="T29">Add</text:span><text:span text:style-name="T116">, </text:span><text:span text:style-name="T29">getAdiacenti</text:span><text:span text:style-name="T116"> e </text:span><text:span text:style-name="T29">Union</text:span><text:span text:style-name="T116"> per creare la piastrella nel sistema, attribuirne le propriet</text:span><text:span text:style-name="T126">à</text:span><text:span text:style-name="T116"> ed eseguire eventuali </text:span><text:span text:style-name="T29">Union</text:span><text:span text:style-name="T116"> nel caso in cui la piastrella da inserire non sia una radice. Di conseguenza la complessit</text:span><text:span text:style-name="T126">à</text:span><text:span text:style-name="T116"> temporale </text:span><text:span text:style-name="T126">è</text:span><text:span text:style-name="T116"> </text:span><text:span text:style-name="T129">θ</text:span><text:span text:style-name="T80">(</text:span><text:span text:style-name="T129">α</text:span><text:span text:style-name="T80">(n)) </text:span><text:span text:style-name="T84">(~O(1)) e quella spaziale </text:span><text:span text:style-name="T92">è</text:span><text:span text:style-name="T84"> O(1).</text:span></text:p>
      <text:p text:style-name="P14"><text:span text:style-name="T84"/></text:p>
      <text:p text:style-name="P14"><text:span text:style-name="T84">Per implementare l’operazione </text:span><text:span text:style-name="T92">di v</text:span><text:span text:style-name="T84">erifica </text:span><text:span text:style-name="T92">del</text:span><text:span text:style-name="T84">lo stato di una piastrella non ho usato funzioni particolari, ma ho semplicemente sfruttato le propriet</text:span><text:span text:style-name="T92">à</text:span><text:span text:style-name="T84"> di accesso e ricerca in tempo costante delle mappe. Quindi la complessit</text:span><text:span text:style-name="T92">à</text:span><text:span text:style-name="T84"> temporale e spaziale </text:span><text:span text:style-name="T92">è</text:span><text:span text:style-name="T84"> O(1). </text:span></text:p>
      <text:p text:style-name="P14"><text:span text:style-name="T84"/></text:p>
      <text:p text:style-name="P14"><text:span text:style-name="T84">Per implementare l’operazione di spegnimento ho scritto la funzione </text:span><text:span text:style-name="T19">spegni</text:span><text:span text:style-name="T84">. Non lo nego, </text:span><text:span text:style-name="T92">è</text:span><text:span text:style-name="T84"> la funzione che, con questa implementazione, mi ha creato pi</text:span><text:span text:style-name="T92">ù</text:span><text:span text:style-name="T84"> problemi. Infatti, quando spegniamo una piastrella bisogna fare molte valutazioni. Innanzitutto bisogna controllare che la piastrella che vogliamo spegnere non sia la radice, in quanto, se la spegnessimo, non avremmo pi</text:span><text:span text:style-name="T92">ù</text:span><text:span text:style-name="T84"> un riferimento per le altre piastrelle. Se capita di spegnere la radice allora tramite la funzione </text:span><text:span text:style-name="T19">cambiaRadice</text:span><text:span text:style-name="T84"> si pu</text:span><text:span text:style-name="T92">ò</text:span><text:span text:style-name="T84"> cambiare </text:span><text:span text:style-name="T85">il riferimento al blocco usando una piastrella circonvicina all’attuale radice. Questa operazione non crea nessun problema perch</text:span><text:span text:style-name="T92">é</text:span><text:span text:style-name="T85"> il nostro blocco </text:span><text:span text:style-name="T92">è</text:span><text:span text:style-name="T85"> un insieme di piastrelle senza relazioni tra di esse (se non il fatto di essere adiacenti) quindi cambiare la radice </text:span><text:span text:style-name="T92">è</text:span><text:span text:style-name="T85"> paragonabile a cambiare il nome di quel blocco, ma le propriet</text:span><text:span text:style-name="T92">à</text:span><text:span text:style-name="T85"> d</text:span><text:span text:style-name="T92">ello stesso</text:span><text:span text:style-name="T85"> rimangono </text:span><text:soft-page-break/><text:span text:style-name="T78">inalterate</text:span><text:span text:style-name="T85">. Un’altra considerazione che bisogna fare </text:span><text:span text:style-name="T92">è la seguente</text:span><text:span text:style-name="T85">: quando si spegne una piastrella essa potrebbe spezzare un blocco in due o pi</text:span><text:span text:style-name="T92">ù</text:span><text:span text:style-name="T85"> blocchi, quindi bisogna </text:span><text:span text:style-name="T68">crearne</text:span><text:span text:style-name="T85"> altri. Come gi</text:span><text:span text:style-name="T92">à</text:span><text:span text:style-name="T85"> detto in precedenza non creiamo altri blocchi, ma modifichiamo le propriet</text:span><text:span text:style-name="T92">à</text:span><text:span text:style-name="T85"> delle piastrelle (una per blocco) in modo da avere dei riferimenti per i nuovi insiemi di piastrelle appena formati. Con </text:span><text:span text:style-name="T20">trovaBlocco</text:span><text:span text:style-name="T85"> troviamo i vari nuovi blocchi e poi modifichiamo le propriet</text:span><text:span text:style-name="T92">à</text:span><text:span text:style-name="T85"> delle varie pistrelle per farle adattare alle nostre esigenze (</text:span><text:span text:style-name="T92">C’è d</text:span><text:span text:style-name="T78">a notare che p</text:span><text:span text:style-name="T85">ossiamo trovare al massimo 4 nuovi blocchi </text:span><text:span text:style-name="T78">ad ogni applicazione di </text:span><text:span text:style-name="T21">spegni</text:span><text:span text:style-name="T85">, perch</text:span><text:span text:style-name="T92">é</text:span><text:span text:style-name="T85"> la configurazione di piastrelle circonvicine ottimale, per massimizzare il numero di blocchi distinti uniti da una singola piastrella, </text:span><text:span text:style-name="T92">è</text:span><text:span text:style-name="T85"> quella dove le piastrelle dei blocchi condividono con la piastrella centrale solo uno spigolo). </text:span><text:span text:style-name="T86">Le funzioni utilizzate sono </text:span><text:span text:style-name="T22">Find</text:span><text:span text:style-name="T86">, </text:span><text:span text:style-name="T22">cambiaRadice</text:span><text:span text:style-name="T86"> e </text:span><text:span text:style-name="T22">trovaBlocco</text:span><text:span text:style-name="T86">, di conseguenza la complessit</text:span><text:span text:style-name="T92">à</text:span><text:span text:style-name="T86"> temporale </text:span><text:span text:style-name="T92">è</text:span><text:span text:style-name="T86"> O(V+E), dove V </text:span><text:span text:style-name="T92">è</text:span><text:span text:style-name="T86"> il numero di piastrelle del blocco ed E </text:span><text:span text:style-name="T92">è</text:span><text:span text:style-name="T86"> il rango dell’albero, e la complessit</text:span><text:span text:style-name="T92">à</text:span><text:span text:style-name="T86"> spaziale </text:span><text:span text:style-name="T92">è</text:span><text:span text:style-name="T86"> essere </text:span><text:span text:style-name="T130">Ω</text:span><text:span text:style-name="T86">(n), in quanto nel caso peggiore abbiamo un solo blocco nel sistema e spegnendone una piastrella si spezza in pi</text:span><text:span text:style-name="T92">ù</text:span><text:span text:style-name="T86"> blocchi, coinvolgendo tutte le piastrelle del piano.</text:span></text:p>
      <text:p text:style-name="P4"><text:span text:style-name="T55"/></text:p>
      <text:p text:style-name="P42">3.4 – Operazioni per i blocchi</text:p>
      <text:p text:style-name="P73"><text:span text:style-name="T54"/></text:p>
      <text:p text:style-name="P21"><text:span text:style-name="T76">Le operazioni che riguardano </text:span><text:span text:style-name="T92">i</text:span><text:span text:style-name="T76"> blocchi sono quelle implementate dalle funzioni </text:span><text:span text:style-name="T15">blocco</text:span><text:span text:style-name="T76"> e </text:span><text:span text:style-name="T15">bloccoOmog</text:span><text:span text:style-name="T76">. Entrambe svolgono la stessa funzione: trovare la somma delle intensit</text:span><text:span text:style-name="T92">à</text:span><text:span text:style-name="T76"> delle piastrelle che compongono un blocco, con la differenza tra le due che </text:span><text:span text:style-name="T15">bloccoOmog</text:span><text:span text:style-name="T76"> tiene conto solamente delle intensit</text:span><text:span text:style-name="T92">à</text:span><text:span text:style-name="T76"> delle piastrelle dello stesso colore della piastrella </text:span><text:span text:style-name="T87">su cui viene chiamata la funzione.</text:span></text:p>
      <text:p text:style-name="P21"><text:span text:style-name="T87"/></text:p>
      <text:p text:style-name="P21"><text:span text:style-name="T87">L’operazione </text:span><text:span text:style-name="T23">blocco</text:span><text:span text:style-name="T87"> </text:span><text:span text:style-name="T92">è</text:span><text:span text:style-name="T87"> implementata con complessit</text:span><text:span text:style-name="T92">à</text:span><text:span text:style-name="T87">, sia temporale sia spaziale, </text:span><text:span text:style-name="T129">θ</text:span><text:span text:style-name="T80">(</text:span><text:span text:style-name="T129">α</text:span><text:span text:style-name="T80">(n)) </text:span><text:span text:style-name="T87">(~O(1)) perch</text:span><text:span text:style-name="T92">é</text:span><text:span text:style-name="T87"> usa una </text:span><text:span text:style-name="T23">Find</text:span><text:span text:style-name="T87"> per trovare la radice del blocco, e una volta trovata basta solo restituire il campo </text:span><text:span text:style-name="T23">blockIntensity</text:span><text:span text:style-name="T87"> di essa.</text:span></text:p>
      <text:p text:style-name="P21"><text:span text:style-name="T87"/></text:p>
      <text:p text:style-name="P21"><text:span text:style-name="T87">L’operazione </text:span><text:span text:style-name="T23">bloccoOmog</text:span><text:span text:style-name="T87"> invece, dopo aver trovato la radice, deve controllare tutte le piastrelle del blocco per tenere traccia delle intensit</text:span><text:span text:style-name="T92">à</text:span><text:span text:style-name="T87"> delle piastrelle con il colore corretto. Dall’uso di </text:span><text:span text:style-name="T23">Find</text:span><text:span text:style-name="T87"> e </text:span><text:span text:style-name="T23">trovaBlocco</text:span><text:span text:style-name="T87"> ne consegue che la complessit</text:span><text:span text:style-name="T92">à</text:span><text:span text:style-name="T87"> temporale di </text:span><text:span text:style-name="T23">bloccoOmog</text:span><text:span text:style-name="T87"> </text:span><text:span text:style-name="T92">è</text:span><text:span text:style-name="T87"> O(V+E), dove V </text:span><text:span text:style-name="T92">è</text:span><text:span text:style-name="T87"> il numero di piastrelle del blocco ed E </text:span><text:span text:style-name="T92">è</text:span><text:span text:style-name="T87"> il rango dell’albero, e la complessit</text:span><text:span text:style-name="T92">à</text:span><text:span text:style-name="T87"> spaziale </text:span><text:span text:style-name="T92">è</text:span><text:span text:style-name="T87"> O(V), dove V </text:span><text:span text:style-name="T92">è</text:span><text:span text:style-name="T87"> il numero di piastrelle del blocco.</text:span></text:p>
      <text:p text:style-name="P20"><text:span text:style-name="T87"/></text:p>
      <text:p text:style-name="P22"><text:span text:style-name="T88">EDIT: </text:span><text:span text:style-name="T76">In fase di stesura di questa relazione mi </text:span><text:span text:style-name="T92">è</text:span><text:span text:style-name="T76"> venuta in mente una diversa possibile implementazione di questa operazione. Dentro </text:span><text:span text:style-name="T15">properties</text:span><text:span text:style-name="T76"> si pu</text:span><text:span text:style-name="T92">ò</text:span><text:span text:style-name="T76"> tenere traccia della somma delle intensit</text:span><text:span text:style-name="T92">à</text:span><text:span text:style-name="T76"> delle piastrelle dei vari colori con una mappa, con come chiave il colore e come valore la somma delle intensit</text:span><text:span text:style-name="T92">à</text:span><text:span text:style-name="T76">. Quei valori andrebbero aggiornati al momento dell’inserimento delle piastrelle nel sistema </text:span><text:span text:style-name="T88">e permetterebbero a </text:span><text:span text:style-name="T24">bloccoOmog</text:span><text:span text:style-name="T88"> di avere una complessit</text:span><text:span text:style-name="T92">à</text:span><text:span text:style-name="T88"> temporale di O(k), dove k </text:span><text:span text:style-name="T92">è</text:span><text:span text:style-name="T88"> il numero di colori diversi all’interno del blocco, e come complessit</text:span><text:span text:style-name="T92">à</text:span><text:span text:style-name="T88"> spaziale O(1). </text:span><text:span text:style-name="T89">Dato la fase avanzata dello sviluppo del programma ho convenuto che </text:span><text:span text:style-name="T92">fosse</text:span><text:span text:style-name="T89"> meglio lasciarlo </text:span><text:span text:style-name="T92">nello stato attuale</text:span><text:span text:style-name="T89"> e parlarne in questo paragrafo.</text:span></text:p>
      <text:p text:style-name="P74"><text:span text:style-name="T56"/></text:p>
      <text:p text:style-name="P43">3.5 – Operazioni per le regole</text:p>
      <text:p text:style-name="P75"><text:span text:style-name="T54"/></text:p>
      <text:p text:style-name="P23"><text:span text:style-name="T72">L</text:span><text:span text:style-name="T53">e operazioni che il programma deve poter compiere, che riguardano le regole, sono diverse e variegate. Deve essere in grado di creare e memorizzare le regole in ordine di inserimento, deve essere in grado di stampare l’inisieme delle regole, deve essere in grado di riordinare in ordine crescente l’insieme delle regole </text:span><text:span text:style-name="T126">e</text:span><text:span text:style-name="T53"> deve essere in grado di applicare una regola ad una piastrella o ad ogni piastrella di un blocco.</text:span></text:p>
      <text:p text:style-name="P23"><text:span text:style-name="T53"/></text:p>
      <text:p text:style-name="P25"><text:span text:style-name="T53">Le regole, come gia’ detto nella sezione 2.2.3, vengono scomposte e memorizzate in delle strutture dati a noi convenienti. L’operazione di aggiunta di una regola </text:span><text:span text:style-name="T126">è</text:span><text:span text:style-name="T53"> adibita alla funzione </text:span><text:span text:style-name="T3">regola</text:span><text:span text:style-name="T53">. In essa non utilizzo particolari funzioni, ma per lo pi</text:span><text:span text:style-name="T126">ù</text:span><text:span text:style-name="T53"> funzioni di libreria di Go</text:span><text:span text:style-name="T117">lang</text:span><text:span text:style-name="T53">, come </text:span><text:span text:style-name="T3">strings.Split</text:span><text:span text:style-name="T53"> e </text:span><text:span text:style-name="T3">append</text:span><text:span text:style-name="T53">. </text:span><text:span text:style-name="T3">strings.Split</text:span><text:span text:style-name="T53"> divide la stringa r in un array di sott</text:span><text:span text:style-name="T126">o</text:span><text:span text:style-name="T53">stringhe, quindi, se la lunghezza di r </text:span><text:span text:style-name="T126">è</text:span><text:span text:style-name="T53"> n e ci sono k spazi, la complessit</text:span><text:span text:style-name="T126">à</text:span><text:span text:style-name="T53"> </text:span><text:span text:style-name="T126">è</text:span><text:span text:style-name="T53"> O(n). Successivamente, ho un ciclo for che itera sulla lunghezza dell’array risultante da </text:span><text:span text:style-name="T3">strings.Split</text:span><text:span text:style-name="T53">, quindi la complessit</text:span><text:span text:style-name="T126">à</text:span><text:span text:style-name="T53"> </text:span><text:span text:style-name="T126">è</text:span><text:span text:style-name="T53"> O(m), dove m </text:span><text:span text:style-name="T126">è</text:span><text:span text:style-name="T53"> il numero di elementi dell’array. Ne consegue che la complessit</text:span><text:span text:style-name="T126">à</text:span><text:span text:style-name="T53"> totale di questa funzione </text:span><text:span text:style-name="T126">è</text:span><text:span text:style-name="T53"> O(n+m), dove n </text:span><text:span text:style-name="T126">è</text:span><text:span text:style-name="T53"> la lunghezza dell’input della regola, e m </text:span><text:span text:style-name="T126">è</text:span><text:span text:style-name="T53"> la lunghezza risultante dell’array </text:span><text:span text:style-name="T3">rulesSplitted</text:span><text:span text:style-name="T53">. Per quanto riguarda la complessit</text:span><text:span text:style-name="T126">à</text:span><text:span text:style-name="T53"> spaziale </text:span><text:span text:style-name="T27">strings.Split</text:span><text:span text:style-name="T118"> crea un array di sottostringhe di lunghezza k, quindi O(k), e m/2 </text:span><text:span text:style-name="T126">è</text:span><text:span text:style-name="T118"> il numero di </text:span><text:span text:style-name="T27">ruleset</text:span><text:span text:style-name="T118"> aggiunti alla slice. La complessit</text:span><text:span text:style-name="T126">à</text:span><text:span text:style-name="T118"> spaziale finale </text:span><text:span text:style-name="T126">è</text:span><text:span text:style-name="T118"> O(k+m/2), dove k </text:span><text:span text:style-name="T126">è</text:span><text:span text:style-name="T118"> il numero di spazi ed m </text:span><text:span text:style-name="T126">è</text:span><text:span text:style-name="T118"> il numero di parole nella stringa. </text:span></text:p>
      <text:p text:style-name="P25"><text:span text:style-name="T118"/></text:p>
      <text:p text:style-name="P25"><text:span text:style-name="T118">L’operazione di stampa dell’elenco delle regole </text:span><text:span text:style-name="T126">è</text:span><text:span text:style-name="T118"> gestita dalla funzione </text:span><text:span text:style-name="T27">stampa</text:span><text:span text:style-name="T118">, che itera sull’elenco delle regole e sull’elenco di </text:span><text:span text:style-name="T27">ruleset</text:span><text:span text:style-name="T118">. Si pu</text:span><text:span text:style-name="T126">ò</text:span><text:span text:style-name="T118"> osservare, come gi</text:span><text:span text:style-name="T126">à</text:span><text:span text:style-name="T118"> fatto nella sezione 1.2, che un intorno di una piastrella pu</text:span><text:span text:style-name="T126">ò</text:span><text:span text:style-name="T118"> avere al massimo 8 piastrell</text:span><text:span text:style-name="T126">e</text:span><text:span text:style-name="T118">, quindi anche </text:span><text:span text:style-name="T27">ruleset</text:span><text:span text:style-name="T118"> pu</text:span><text:span text:style-name="T126">ò</text:span><text:span text:style-name="T118"> avere al massimo 8 elementi. La complessit</text:span><text:span text:style-name="T126">à</text:span><text:span text:style-name="T118"> temporale quindi si pu</text:span><text:span text:style-name="T126">ò</text:span><text:span text:style-name="T118"> </text:span><text:soft-page-break/><text:span text:style-name="T118">definire come O(n*m), dove n </text:span><text:span text:style-name="T126">è</text:span><text:span text:style-name="T118"> il numero di regole e m </text:span><text:span text:style-name="T126">è</text:span><text:span text:style-name="T118"> il numero di elementi di </text:span><text:span text:style-name="T27">ruleset</text:span><text:span text:style-name="T118">, ma per l’osservazione precedente <text:s/>si pu</text:span><text:span text:style-name="T126">ò</text:span><text:span text:style-name="T118"> semplificare con O(8n), quin</text:span><text:span text:style-name="T117">di</text:span><text:span text:style-name="T118"> ~O(n). La complessit</text:span><text:span text:style-name="T126">à</text:span><text:span text:style-name="T118"> temporale </text:span><text:span text:style-name="T126">è</text:span><text:span text:style-name="T118"> O(1).</text:span></text:p>
      <text:p text:style-name="P25"><text:span text:style-name="T118"/></text:p>
      <text:p text:style-name="P24"><text:span text:style-name="T93">EDIT: I</text:span><text:span text:style-name="T118">nizialmente avevo implementato </text:span><text:span text:style-name="T27">ruleset</text:span><text:span text:style-name="T118"> con una mappa, con come chiave il colore (potendo comparire solo una volta nei requisiti </text:span><text:span text:style-name="T126">è</text:span><text:span text:style-name="T118"> di fatto univoco) e con come valore il numero di piastrelle di quel colore che devono essere presenti nell’intorno. </text:span><text:span text:style-name="T117">Tuttavia, al momento dell</text:span><text:span text:style-name="T93">a stampa delle regole, accadeva una cosa curiosa. Quando si itera su una mappa, Golang lo fa automaticamente in ordine alfabetico, quindi, se aggiung</text:span><text:span text:style-name="T127">o</text:span><text:span text:style-name="T93"> una regola </text:span><text:span text:style-name="T36">1 rosso 1 blu → giallo</text:span><text:span text:style-name="T93">, v</text:span><text:span text:style-name="T127">iene</text:span><text:span text:style-name="T93"> stampata </text:span><text:span text:style-name="T36">giallo: 1 blu 1 rosso</text:span><text:span text:style-name="T93">. Questa cosa va contro le specifiche di </text:span><text:span text:style-name="T36">tiles/traccia.pdf</text:span><text:span text:style-name="T93">, quindi ho sostituito la mappa con un array.</text:span></text:p>
      <text:p text:style-name="P24"><text:span text:style-name="T93"/></text:p>
      <text:p text:style-name="P26"><text:span text:style-name="T118">L’</text:span><text:span text:style-name="T53">operazione di applicazione delle regole </text:span><text:span text:style-name="T127">è</text:span><text:span text:style-name="T53"> implementata dalle due funzioni di propagazione: </text:span><text:span text:style-name="T3">propaga</text:span><text:span text:style-name="T53"> e </text:span><text:span text:style-name="T3">propagaBlocco</text:span><text:span text:style-name="T53">.</text:span></text:p>
      <text:p text:style-name="P26"><text:span text:style-name="T3">propaga</text:span><text:span text:style-name="T53"> controlla per ogni regola se </text:span><text:span text:style-name="T127">è</text:span><text:span text:style-name="T53"> applicabile alla piastrella presa in esame, di conseguenza la complessit</text:span><text:span text:style-name="T127">ò</text:span><text:span text:style-name="T53"> </text:span><text:span text:style-name="T127">è</text:span><text:span text:style-name="T53"> O(r*m), dove r </text:span><text:span text:style-name="T127">è</text:span><text:span text:style-name="T53"> il numero di regole e m </text:span><text:span text:style-name="T127">è</text:span><text:span text:style-name="T53"> il numero di elementi di </text:span><text:span text:style-name="T3">ruleset</text:span><text:span text:style-name="T53">. Per le medesime osservazioni precedenti la complessit</text:span><text:span text:style-name="T127">à</text:span><text:span text:style-name="T53"> si riduce a O(r), dove r </text:span><text:span text:style-name="T127">è</text:span><text:span text:style-name="T53"> il numero di regole dell’elenco.</text:span></text:p>
      <text:p text:style-name="P26"><text:span text:style-name="T30">p</text:span><text:span text:style-name="T3">ropagaBlocco</text:span><text:span text:style-name="T53"> invece ha al suo interno due principali cicli for che ne determinano la complessit</text:span><text:span text:style-name="T127">à</text:span><text:span text:style-name="T53">. Il primo </text:span><text:span text:style-name="T127">è</text:span><text:span text:style-name="T53"> quello che itera sul blocco di piastrelle, quindi la complessit</text:span><text:span text:style-name="T127">à</text:span><text:span text:style-name="T53"> temporale </text:span><text:span text:style-name="T127">è</text:span><text:span text:style-name="T53"> O(V), dove V </text:span><text:span text:style-name="T127">è</text:span><text:span text:style-name="T53"> il numero di piastrelle del blocco. Il secondo </text:span><text:span text:style-name="T127">è</text:span><text:span text:style-name="T53"> quello che itera sull’elenco delle regole, quindi ha complessit</text:span><text:span text:style-name="T127">à</text:span><text:span text:style-name="T53"> O(r). Quella totale diventa O(V*r). </text:span><text:span text:style-name="T127">Poi</text:span><text:span text:style-name="T53"> </text:span><text:span text:style-name="T127">c’è</text:span><text:span text:style-name="T53"> anche la funzione </text:span><text:span text:style-name="T3">t</text:span><text:span text:style-name="T30">ro</text:span><text:span text:style-name="T3">vaBlocco</text:span><text:span text:style-name="T53">, che fa aumentare la complessit</text:span><text:span text:style-name="T127">à</text:span><text:span text:style-name="T53"> totale a O(V*r + V + E). </text:span><text:span text:style-name="T119">La complessit</text:span><text:span text:style-name="T127">à</text:span><text:span text:style-name="T119"> spaziale totale </text:span><text:span text:style-name="T127">è</text:span><text:span text:style-name="T119"> O(V), dove V </text:span><text:span text:style-name="T127">è</text:span><text:span text:style-name="T119"> il numero di elementi di </text:span><text:span text:style-name="T31">block</text:span><text:span text:style-name="T119">, </text:span><text:span text:style-name="T31">originalBlock</text:span><text:span text:style-name="T119"> e </text:span><text:span text:style-name="T31">seen</text:span><text:span text:style-name="T119">, ovvero il numero di piastrelle nel blocco.</text:span></text:p>
      <text:p text:style-name="P13"><text:span text:style-name="T119"/></text:p>
      <text:p text:style-name="P13"><text:span text:style-name="T119">Infine c’</text:span><text:span text:style-name="T127">è</text:span><text:span text:style-name="T119"> la funzione </text:span><text:span text:style-name="T31">ordina</text:span><text:span text:style-name="T119">, che deve implementare l’operazione di ordinamento dell’elenco delle regole. Siccome esistono tanti algoritmi di sorting </text:span><text:span text:style-name="T120">bisogna trovare quello pi</text:span><text:span text:style-name="T127">ù</text:span><text:span text:style-name="T120"> adatto alle nostre esigenze. L’ordinamento deve avere una caratteristica principale, gi</text:span><text:span text:style-name="T127">à</text:span><text:span text:style-name="T120"> descritta nella sezione 2.1, ovvero quella della stabilit</text:span><text:span text:style-name="T127">à</text:span><text:span text:style-name="T120">. Un algoritmo di sorting stabile </text:span><text:span text:style-name="T127">è</text:span><text:span text:style-name="T120"> un algoritmo che, a parit</text:span><text:span text:style-name="T127">à</text:span><text:span text:style-name="T120"> di “criterio di valutazione”, mantiene inalterato l’ordine relativo tra due record. Con questa specifica si riduce il numero di scelte disponibili. Quello designato per questo compito era, inizialmente, il </text:span><text:span text:style-name="T32">mergeSort</text:span><text:span text:style-name="T120">, un algoritmo di ordinamento basato sul paradigma </text:span><text:span text:style-name="T65">divide-et-impera</text:span><text:span text:style-name="T120"> che funziona dividendo l'array da ordinare in due metà, ordinando ciascuna metà in modo ricorsivo, e poi combinando (</text:span><text:span text:style-name="T65">merging</text:span><text:span text:style-name="T120">) le due metà ordinate per ottenere l'array completamente ordinato. L’array viene diviso log(n) volte, e ogni livello di divisione richiede O(n) per la fusione. La complessit</text:span><text:span text:style-name="T127">à</text:span><text:span text:style-name="T120"> temporale </text:span><text:span text:style-name="T127">è</text:span><text:span text:style-name="T120"> quindi O(n*log(n)) e quella spaziale </text:span><text:span text:style-name="T127">è</text:span><text:span text:style-name="T120"> O(n). Tuttavia, in fase di sviluppo, ho riscontrato dei problemi a riguardo, a cui purtroppo non sono stato in grado di trovare una soluzione. Ho deciso quindi di virare su un ben pi</text:span><text:span text:style-name="T127">ù</text:span><text:span text:style-name="T120"> modesto </text:span><text:span text:style-name="T32">insertionSort</text:span><text:span text:style-name="T120">, un algoritmo di ordinamento semplice e intuitivo che funziona costruendo l'array ordinato un elemento alla volta, inserendo ogni nuovo elemento nella posizione corretta rispetto agli elementi già ordinati. </text:span><text:span text:style-name="T117">Ha una complessit</text:span><text:span text:style-name="T127">à</text:span><text:span text:style-name="T117"> temporale di O(n</text:span><text:span text:style-name="T133">2</text:span><text:span text:style-name="T45">) nel caso in cui l’array da ordinare sia ordinato in modo contrario a quello che vogliamo (nel nostro caso, descrescente), mentre una complessit</text:span><text:span text:style-name="T49">à</text:span><text:span text:style-name="T45"> di O(n) nel caso in cui l’array sia gi</text:span><text:span text:style-name="T49">à</text:span><text:span text:style-name="T45"> ordinato. Quello che lo differenzia dal </text:span><text:span text:style-name="T42">mergeSort</text:span><text:span text:style-name="T45"> </text:span><text:span text:style-name="T49">è</text:span><text:span text:style-name="T45"> la complessit</text:span><text:span text:style-name="T49">à</text:span><text:span text:style-name="T45"> spaziale, ridotta soltanto a O(1). Infatti, si dice che l’</text:span><text:span text:style-name="T42">insertionSort</text:span><text:span text:style-name="T45"> riordina l’array </text:span><text:span text:style-name="T46">in loco</text:span><text:span text:style-name="T45">, ovvero non utilizza strutture dati ausiliarie, come invece fa il </text:span><text:span text:style-name="T42">mergeSort</text:span><text:span text:style-name="T45">.</text:span></text:p>
      <text:p text:style-name="P13"><text:span text:style-name="T45"/></text:p>
      <text:p text:style-name="P9"><text:span text:style-name="T45">4- </text:span><text:span text:style-name="T44">Conclusion</text:span><text:span text:style-name="T50">e</text:span></text:p>
      <text:p text:style-name="P52"/>
      <text:p text:style-name="P56"><text:span text:style-name="T137">Il problema di questo applicativo</text:span> è stat<text:span text:style-name="T137">o</text:span> affrontat<text:span text:style-name="T137">o</text:span> con un approccio mirato a garantire efficienza e flessibilità nell'implementazione delle regole e nella gestione dei blocchi di piastrelle. Attraverso una struttura dati Union-Find, <text:span text:style-name="T137">ho</text:span> ottimizzato il tracciamento delle piastrelle circonvicine, consentendo una gestione efficiente dei blocchi. Inoltre, l'uso di un algoritmo di sorting stabile per ordinare le regole assicurat<text:span text:style-name="T137">a</text:span> un'applicazione coerente e sequenziale delle stesse.</text:p>
      <text:p text:style-name="P56"/>
      <text:p text:style-name="P78"><text:span text:style-name="T6">[elia@arch-elia ~/github/algo_exam/]$ </text:span><text:span text:style-name="T5">q</text:span></text:p>
      <text:p text:style-name="P79"><text:span text:style-name="T6">[elia@arch-elia ~/github/algo_exam/]$ </text:span><text:span text:style-name="T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wiss"/>
    <style:font-face style:name="FreeSans2" svg:font-family="FreeSans" style:font-family-generic="system" style:font-pitch="variable"/>
    <style:font-face style:name="Nimbus Mono PS" svg:font-family="'Nimbus Mono PS'" style:font-family-generic="modern" style:font-pitch="fixed"/>
    <style:font-face style:name="Nimbus Roman" svg:font-family="'Nimbus Roman'" style:font-pitch="fixed"/>
    <style:font-face style:name="Nimbus Roman1" svg:font-family="'Nimbus Roman'" style:font-pitch="variable"/>
    <style:font-face style:name="Nimbus Roman2"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Nimbus Roman2" fo:font-size="12pt" fo:language="en" fo:country="US" style:letter-kerning="true" style:font-name-asian="Nimbus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imbus Roman2" fo:font-size="12pt" fo:language="en" fo:country="US" style:letter-kerning="true" style:font-name-asian="Nimbus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9689in" style:type="center"/>
          <style:tab-stop style:position="7.9374in" style:type="right"/>
        </style:tab-stops>
      </style:paragraph-properties>
    </style:style>
    <style:style style:name="Footer" style:family="paragraph" style:parent-style-name="Header_20_and_20_Footer" style:class="extra">
      <style:paragraph-properties text:number-lines="false" text:line-number="0">
        <style:tab-stops>
          <style:tab-stop style:position="3.9689in" style:type="center"/>
          <style:tab-stop style:position="7.9374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Nimbus Mono PS" fo:font-family="'Nimbus Mono PS'" style:font-family-generic="modern" style:font-pitch="fixed" style:font-name-asian="Nimbus Mono PS" style:font-family-asian="'Nimbus Mono PS'" style:font-family-generic-asian="modern" style:font-pitch-asian="fixed" style:font-name-complex="FreeSans" style:font-family-complex="FreeSans"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65in" fo:margin-bottom="0.7874in" fo:margin-left="0.2709in" fo:margin-right="0.291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8T21:14:26.257242325</meta:creation-date>
    <dc:date>2024-06-09T14:13:24.997502832</dc:date>
    <meta:editing-duration>PT2H15S</meta:editing-duration>
    <meta:editing-cycles>23</meta:editing-cycles>
    <meta:generator>LibreOffice/24.2.4.2$Linux_X86_64 LibreOffice_project/420$Build-2</meta:generator>
    <meta:print-date>2024-06-09T14:08:25.551607693</meta:print-date>
    <meta:printed-by>PDF files</meta:printed-by>
    <meta:document-statistic meta:table-count="0" meta:image-count="0" meta:object-count="0" meta:page-count="7" meta:paragraph-count="129" meta:word-count="4394" meta:character-count="28718" meta:non-whitespace-character-count="24356"/>
  </office:meta>
</office:document-meta>
</file>